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ness" table:style-name="ta1">
        <table:shapes>
          <draw:frame draw:z-index="0" draw:style-name="gr1" draw:text-style-name="P1" svg:width="8.0756in" svg:height="4.9571in" svg:x="2.8in" svg:y="0.0417in">
            <draw:object draw:notify-on-update-of-ranges="fitness.A2:fitness.A72 fitness.B2:fitness.B72 fitness.C2:fitness.C72 fitness.M2:fitness.M56 fitness.N2:fitness.N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geriausias_tikslo_įvertis</text:p>
          </table:table-cell>
          <table:table-cell office:value-type="string" calcext:value-type="string">
            <text:p>vidutinis_tikslo_įvertis</text:p>
          </table:table-cell>
          <table:table-cell office:value-type="string" calcext:value-type="string">
            <text:p>BestID</text:p>
          </table:table-cell>
          <table:table-cell office:value-type="string" calcext:value-type="string">
            <text:p>BestSIM</text:p>
          </table:table-cell>
          <table:table-cell office:value-type="string" calcext:value-type="string">
            <text:p>BestCC</text:p>
          </table:table-cell>
          <table:table-cell office:value-type="string" calcext:value-type="string">
            <text:p>BestKL</text:p>
          </table:table-cell>
          <table:table-cell office:value-type="string" calcext:value-type="string">
            <text:p>AvgSIM</text:p>
          </table:table-cell>
          <table:table-cell office:value-type="string" calcext:value-type="string">
            <text:p>AvgCC</text:p>
          </table:table-cell>
          <table:table-cell office:value-type="string" calcext:value-type="string">
            <text:p>AvgKL</text:p>
          </table:table-cell>
          <table:table-cell/>
          <table:table-cell office:value-type="string" calcext:value-type="string">
            <text:p>Generation</text:p>
          </table:table-cell>
          <table:table-cell office:value-type="string" calcext:value-type="string">
            <text:p>geriausias_tikslo_įvertis</text:p>
          </table:table-cell>
          <table:table-cell office:value-type="string" calcext:value-type="string">
            <text:p>vidutinis_tikslo_įvertis</text:p>
          </table:table-cell>
          <table:table-cell office:value-type="string" calcext:value-type="string">
            <text:p>BestID</text:p>
          </table:table-cell>
          <table:table-cell office:value-type="string" calcext:value-type="string">
            <text:p>BestSIM</text:p>
          </table:table-cell>
          <table:table-cell office:value-type="string" calcext:value-type="string">
            <text:p>BestCC</text:p>
          </table:table-cell>
          <table:table-cell office:value-type="string" calcext:value-type="string">
            <text:p>BestKL</text:p>
          </table:table-cell>
          <table:table-cell office:value-type="string" calcext:value-type="string">
            <text:p>AvgSIM</text:p>
          </table:table-cell>
          <table:table-cell office:value-type="string" calcext:value-type="string">
            <text:p>AvgCC</text:p>
          </table:table-cell>
          <table:table-cell office:value-type="string" calcext:value-type="string">
            <text:p>AvgK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565" calcext:value-type="float">
            <text:p>-0.9565</text:p>
          </table:table-cell>
          <table:table-cell office:value-type="float" office:value="-1.2349" calcext:value-type="float">
            <text:p>-1.2349</text:p>
          </table:table-cell>
          <table:table-cell/>
          <table:table-cell office:value-type="float" office:value="0.3564" calcext:value-type="float">
            <text:p>0.3564</text:p>
          </table:table-cell>
          <table:table-cell office:value-type="float" office:value="0.115" calcext:value-type="float">
            <text:p>0.115</text:p>
          </table:table-cell>
          <table:table-cell office:value-type="float" office:value="1.4279" calcext:value-type="float">
            <text:p>1.4279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0454" calcext:value-type="float">
            <text:p>0.0454</text:p>
          </table:table-cell>
          <table:table-cell office:value-type="float" office:value="1.6269" calcext:value-type="float">
            <text:p>1.6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451" calcext:value-type="float">
            <text:p>-0.9451</text:p>
          </table:table-cell>
          <table:table-cell office:value-type="float" office:value="-0.9765" calcext:value-type="float">
            <text:p>-0.9765</text:p>
          </table:table-cell>
          <table:table-cell/>
          <table:table-cell office:value-type="float" office:value="0.1174" calcext:value-type="float">
            <text:p>0.1174</text:p>
          </table:table-cell>
          <table:table-cell office:value-type="float" office:value="0.3557" calcext:value-type="float">
            <text:p>0.3557</text:p>
          </table:table-cell>
          <table:table-cell office:value-type="float" office:value="1.4182" calcext:value-type="float">
            <text:p>1.4182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3529" calcext:value-type="float">
            <text:p>0.3529</text:p>
          </table:table-cell>
          <table:table-cell office:value-type="float" office:value="1.4312" calcext:value-type="float">
            <text:p>1.4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191" calcext:value-type="float">
            <text:p>-0.9191</text:p>
          </table:table-cell>
          <table:table-cell office:value-type="float" office:value="-0.9553" calcext:value-type="float">
            <text:p>-0.9553</text:p>
          </table:table-cell>
          <table:table-cell/>
          <table:table-cell office:value-type="float" office:value="0.3608" calcext:value-type="float">
            <text:p>0.3608</text:p>
          </table:table-cell>
          <table:table-cell office:value-type="float" office:value="0.1346" calcext:value-type="float">
            <text:p>0.1346</text:p>
          </table:table-cell>
          <table:table-cell office:value-type="float" office:value="1.4145" calcext:value-type="float">
            <text:p>1.4145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1146" calcext:value-type="float">
            <text:p>0.1146</text:p>
          </table:table-cell>
          <table:table-cell office:value-type="float" office:value="1.4267" calcext:value-type="float">
            <text:p>1.4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9072" calcext:value-type="float">
            <text:p>-0.9072</text:p>
          </table:table-cell>
          <table:table-cell office:value-type="float" office:value="-0.9312" calcext:value-type="float">
            <text:p>-0.9312</text:p>
          </table:table-cell>
          <table:table-cell/>
          <table:table-cell office:value-type="float" office:value="0.134" calcext:value-type="float">
            <text:p>0.134</text:p>
          </table:table-cell>
          <table:table-cell office:value-type="float" office:value="0.3596" calcext:value-type="float">
            <text:p>0.3596</text:p>
          </table:table-cell>
          <table:table-cell office:value-type="float" office:value="1.4008" calcext:value-type="float">
            <text:p>1.400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4108" calcext:value-type="float">
            <text:p>1.4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024" calcext:value-type="float">
            <text:p>-0.9024</text:p>
          </table:table-cell>
          <table:table-cell office:value-type="float" office:value="-0.9193" calcext:value-type="float">
            <text:p>-0.9193</text:p>
          </table:table-cell>
          <table:table-cell/>
          <table:table-cell office:value-type="float" office:value="0.3614" calcext:value-type="float">
            <text:p>0.3614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3995" calcext:value-type="float">
            <text:p>1.3995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4114" calcext:value-type="float">
            <text:p>1.41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8872" calcext:value-type="float">
            <text:p>-0.8872</text:p>
          </table:table-cell>
          <table:table-cell office:value-type="float" office:value="-0.901" calcext:value-type="float">
            <text:p>-0.901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0.362" calcext:value-type="float">
            <text:p>0.362</text:p>
          </table:table-cell>
          <table:table-cell office:value-type="float" office:value="1.3922" calcext:value-type="float">
            <text:p>1.3922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3979" calcext:value-type="float">
            <text:p>1.39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8825" calcext:value-type="float">
            <text:p>-0.8825</text:p>
          </table:table-cell>
          <table:table-cell office:value-type="float" office:value="-0.9041" calcext:value-type="float">
            <text:p>-0.9041</text:p>
          </table:table-cell>
          <table:table-cell/>
          <table:table-cell office:value-type="float" office:value="0.3625" calcext:value-type="float">
            <text:p>0.3625</text:p>
          </table:table-cell>
          <table:table-cell office:value-type="float" office:value="0.1461" calcext:value-type="float">
            <text:p>0.1461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373" calcext:value-type="float">
            <text:p>0.1373</text:p>
          </table:table-cell>
          <table:table-cell office:value-type="float" office:value="1.403" calcext:value-type="float">
            <text:p>1.4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881" calcext:value-type="float">
            <text:p>-0.881</text:p>
          </table:table-cell>
          <table:table-cell office:value-type="float" office:value="-0.8861" calcext:value-type="float">
            <text:p>-0.8861</text:p>
          </table:table-cell>
          <table:table-cell/>
          <table:table-cell office:value-type="float" office:value="0.1468" calcext:value-type="float">
            <text:p>0.14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1.3905" calcext:value-type="float">
            <text:p>1.3905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3619" calcext:value-type="float">
            <text:p>0.3619</text:p>
          </table:table-cell>
          <table:table-cell office:value-type="float" office:value="1.3907" calcext:value-type="float">
            <text:p>1.39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821" calcext:value-type="float">
            <text:p>-0.8821</text:p>
          </table:table-cell>
          <table:table-cell office:value-type="float" office:value="-0.8938" calcext:value-type="float">
            <text:p>-0.8938</text:p>
          </table:table-cell>
          <table:table-cell/>
          <table:table-cell office:value-type="float" office:value="0.3629" calcext:value-type="float">
            <text:p>0.3629</text:p>
          </table:table-cell>
          <table:table-cell office:value-type="float" office:value="0.1465" calcext:value-type="float">
            <text:p>0.1465</text:p>
          </table:table-cell>
          <table:table-cell office:value-type="float" office:value="1.3915" calcext:value-type="float">
            <text:p>1.3915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141" calcext:value-type="float">
            <text:p>0.141</text:p>
          </table:table-cell>
          <table:table-cell office:value-type="float" office:value="1.3971" calcext:value-type="float">
            <text:p>1.39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8737" calcext:value-type="float">
            <text:p>-0.8737</text:p>
          </table:table-cell>
          <table:table-cell office:value-type="float" office:value="-0.8777" calcext:value-type="float">
            <text:p>-0.8777</text:p>
          </table:table-cell>
          <table:table-cell/>
          <table:table-cell office:value-type="float" office:value="0.1494" calcext:value-type="float">
            <text:p>0.1494</text:p>
          </table:table-cell>
          <table:table-cell office:value-type="float" office:value="0.3632" calcext:value-type="float">
            <text:p>0.3632</text:p>
          </table:table-cell>
          <table:table-cell office:value-type="float" office:value="1.3863" calcext:value-type="float">
            <text:p>1.386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8753" calcext:value-type="float">
            <text:p>-0.8753</text:p>
          </table:table-cell>
          <table:table-cell office:value-type="float" office:value="-0.8843" calcext:value-type="float">
            <text:p>-0.8843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1.3874" calcext:value-type="float">
            <text:p>1.3874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45" calcext:value-type="float">
            <text:p>0.145</text:p>
          </table:table-cell>
          <table:table-cell office:value-type="float" office:value="1.392" calcext:value-type="float">
            <text:p>1.3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-0.8723" calcext:value-type="float">
            <text:p>-0.8723</text:p>
          </table:table-cell>
          <table:table-cell/>
          <table:table-cell office:value-type="float" office:value="0.1503" calcext:value-type="float">
            <text:p>0.1503</text:p>
          </table:table-cell>
          <table:table-cell office:value-type="float" office:value="0.3637" calcext:value-type="float">
            <text:p>0.3637</text:p>
          </table:table-cell>
          <table:table-cell office:value-type="float" office:value="1.3825" calcext:value-type="float">
            <text:p>1.3825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3633" calcext:value-type="float">
            <text:p>0.3633</text:p>
          </table:table-cell>
          <table:table-cell office:value-type="float" office:value="1.3842" calcext:value-type="float">
            <text:p>1.3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8702" calcext:value-type="float">
            <text:p>-0.8702</text:p>
          </table:table-cell>
          <table:table-cell office:value-type="float" office:value="-0.8788" calcext:value-type="float">
            <text:p>-0.8788</text:p>
          </table:table-cell>
          <table:table-cell/>
          <table:table-cell office:value-type="float" office:value="0.3639" calcext:value-type="float">
            <text:p>0.3639</text:p>
          </table:table-cell>
          <table:table-cell office:value-type="float" office:value="0.1517" calcext:value-type="float">
            <text:p>0.1517</text:p>
          </table:table-cell>
          <table:table-cell office:value-type="float" office:value="1.3858" calcext:value-type="float">
            <text:p>1.3858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1469" calcext:value-type="float">
            <text:p>0.1469</text:p>
          </table:table-cell>
          <table:table-cell office:value-type="float" office:value="1.3888" calcext:value-type="float">
            <text:p>1.38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-0.8682" calcext:value-type="float">
            <text:p>-0.8682</text:p>
          </table:table-cell>
          <table:table-cell/>
          <table:table-cell office:value-type="float" office:value="0.1532" calcext:value-type="float">
            <text:p>0.1532</text:p>
          </table:table-cell>
          <table:table-cell office:value-type="float" office:value="0.3643" calcext:value-type="float">
            <text:p>0.3643</text:p>
          </table:table-cell>
          <table:table-cell office:value-type="float" office:value="1.3806" calcext:value-type="float">
            <text:p>1.380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638" calcext:value-type="float">
            <text:p>0.3638</text:p>
          </table:table-cell>
          <table:table-cell office:value-type="float" office:value="1.3826" calcext:value-type="float">
            <text:p>1.38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8733" calcext:value-type="float">
            <text:p>-0.8733</text:p>
          </table:table-cell>
          <table:table-cell/>
          <table:table-cell office:value-type="float" office:value="0.3636" calcext:value-type="float">
            <text:p>0.3636</text:p>
          </table:table-cell>
          <table:table-cell office:value-type="float" office:value="0.1494" calcext:value-type="float">
            <text:p>0.1494</text:p>
          </table:table-cell>
          <table:table-cell office:value-type="float" office:value="1.38" calcext:value-type="float">
            <text:p>1.38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1489" calcext:value-type="float">
            <text:p>0.1489</text:p>
          </table:table-cell>
          <table:table-cell office:value-type="float" office:value="1.3857" calcext:value-type="float">
            <text:p>1.38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8613" calcext:value-type="float">
            <text:p>-0.8613</text:p>
          </table:table-cell>
          <table:table-cell office:value-type="float" office:value="-0.8657" calcext:value-type="float">
            <text:p>-0.8657</text:p>
          </table:table-cell>
          <table:table-cell/>
          <table:table-cell office:value-type="float" office:value="0.1523" calcext:value-type="float">
            <text:p>0.1523</text:p>
          </table:table-cell>
          <table:table-cell office:value-type="float" office:value="0.3646" calcext:value-type="float">
            <text:p>0.3646</text:p>
          </table:table-cell>
          <table:table-cell office:value-type="float" office:value="1.3782" calcext:value-type="float">
            <text:p>1.37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3818" calcext:value-type="float">
            <text:p>1.38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8589" calcext:value-type="float">
            <text:p>-0.8589</text:p>
          </table:table-cell>
          <table:table-cell office:value-type="float" office:value="-0.8685" calcext:value-type="float">
            <text:p>-0.8685</text:p>
          </table:table-cell>
          <table:table-cell/>
          <table:table-cell office:value-type="float" office:value="0.3644" calcext:value-type="float">
            <text:p>0.3644</text:p>
          </table:table-cell>
          <table:table-cell office:value-type="float" office:value="0.1541" calcext:value-type="float">
            <text:p>0.1541</text:p>
          </table:table-cell>
          <table:table-cell office:value-type="float" office:value="1.3774" calcext:value-type="float">
            <text:p>1.3774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3825" calcext:value-type="float">
            <text:p>1.38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8611" calcext:value-type="float">
            <text:p>-0.8611</text:p>
          </table:table-cell>
          <table:table-cell office:value-type="float" office:value="-0.8639" calcext:value-type="float">
            <text:p>-0.8639</text:p>
          </table:table-cell>
          <table:table-cell/>
          <table:table-cell office:value-type="float" office:value="0.1533" calcext:value-type="float">
            <text:p>0.1533</text:p>
          </table:table-cell>
          <table:table-cell office:value-type="float" office:value="0.3643" calcext:value-type="float">
            <text:p>0.3643</text:p>
          </table:table-cell>
          <table:table-cell office:value-type="float" office:value="1.3787" calcext:value-type="float">
            <text:p>1.378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3643" calcext:value-type="float">
            <text:p>0.3643</text:p>
          </table:table-cell>
          <table:table-cell office:value-type="float" office:value="1.3806" calcext:value-type="float">
            <text:p>1.3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8589" calcext:value-type="float">
            <text:p>-0.8589</text:p>
          </table:table-cell>
          <table:table-cell office:value-type="float" office:value="-0.8647" calcext:value-type="float">
            <text:p>-0.8647</text:p>
          </table:table-cell>
          <table:table-cell/>
          <table:table-cell office:value-type="float" office:value="0.3644" calcext:value-type="float">
            <text:p>0.3644</text:p>
          </table:table-cell>
          <table:table-cell office:value-type="float" office:value="0.1541" calcext:value-type="float">
            <text:p>0.1541</text:p>
          </table:table-cell>
          <table:table-cell office:value-type="float" office:value="1.3774" calcext:value-type="float">
            <text:p>1.3774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1518" calcext:value-type="float">
            <text:p>0.1518</text:p>
          </table:table-cell>
          <table:table-cell office:value-type="float" office:value="1.3807" calcext:value-type="float">
            <text:p>1.38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8588" calcext:value-type="float">
            <text:p>-0.8588</text:p>
          </table:table-cell>
          <table:table-cell office:value-type="float" office:value="-0.8613" calcext:value-type="float">
            <text:p>-0.8613</text:p>
          </table:table-cell>
          <table:table-cell/>
          <table:table-cell office:value-type="float" office:value="0.1541" calcext:value-type="float">
            <text:p>0.1541</text:p>
          </table:table-cell>
          <table:table-cell office:value-type="float" office:value="0.3648" calcext:value-type="float">
            <text:p>0.3648</text:p>
          </table:table-cell>
          <table:table-cell office:value-type="float" office:value="1.3777" calcext:value-type="float">
            <text:p>1.3777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3646" calcext:value-type="float">
            <text:p>0.3646</text:p>
          </table:table-cell>
          <table:table-cell office:value-type="float" office:value="1.3794" calcext:value-type="float">
            <text:p>1.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8511" calcext:value-type="float">
            <text:p>-0.8511</text:p>
          </table:table-cell>
          <table:table-cell office:value-type="float" office:value="-0.8613" calcext:value-type="float">
            <text:p>-0.8613</text:p>
          </table:table-cell>
          <table:table-cell/>
          <table:table-cell office:value-type="float" office:value="0.3653" calcext:value-type="float">
            <text:p>0.3653</text:p>
          </table:table-cell>
          <table:table-cell office:value-type="float" office:value="0.1571" calcext:value-type="float">
            <text:p>0.1571</text:p>
          </table:table-cell>
          <table:table-cell office:value-type="float" office:value="1.3735" calcext:value-type="float">
            <text:p>1.3735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1535" calcext:value-type="float">
            <text:p>0.1535</text:p>
          </table:table-cell>
          <table:table-cell office:value-type="float" office:value="1.3792" calcext:value-type="float">
            <text:p>1.37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8569" calcext:value-type="float">
            <text:p>-0.8569</text:p>
          </table:table-cell>
          <table:table-cell office:value-type="float" office:value="-0.8592" calcext:value-type="float">
            <text:p>-0.8592</text:p>
          </table:table-cell>
          <table:table-cell/>
          <table:table-cell office:value-type="float" office:value="0.154" calcext:value-type="float">
            <text:p>0.154</text:p>
          </table:table-cell>
          <table:table-cell office:value-type="float" office:value="0.3651" calcext:value-type="float">
            <text:p>0.3651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3784" calcext:value-type="float">
            <text:p>1.37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8511" calcext:value-type="float">
            <text:p>-0.8511</text:p>
          </table:table-cell>
          <table:table-cell office:value-type="float" office:value="-0.8575" calcext:value-type="float">
            <text:p>-0.8575</text:p>
          </table:table-cell>
          <table:table-cell/>
          <table:table-cell office:value-type="float" office:value="0.3653" calcext:value-type="float">
            <text:p>0.3653</text:p>
          </table:table-cell>
          <table:table-cell office:value-type="float" office:value="0.1571" calcext:value-type="float">
            <text:p>0.1571</text:p>
          </table:table-cell>
          <table:table-cell office:value-type="float" office:value="1.3735" calcext:value-type="float">
            <text:p>1.3735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548" calcext:value-type="float">
            <text:p>0.1548</text:p>
          </table:table-cell>
          <table:table-cell office:value-type="float" office:value="1.377" calcext:value-type="float">
            <text:p>1.3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-0.8582" calcext:value-type="float">
            <text:p>-0.8582</text:p>
          </table:table-cell>
          <table:table-cell/>
          <table:table-cell office:value-type="float" office:value="0.1561" calcext:value-type="float">
            <text:p>0.1561</text:p>
          </table:table-cell>
          <table:table-cell office:value-type="float" office:value="0.3653" calcext:value-type="float">
            <text:p>0.3653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648" calcext:value-type="float">
            <text:p>0.3648</text:p>
          </table:table-cell>
          <table:table-cell office:value-type="float" office:value="1.3778" calcext:value-type="float">
            <text:p>1.3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8499" calcext:value-type="float">
            <text:p>-0.8499</text:p>
          </table:table-cell>
          <table:table-cell office:value-type="float" office:value="-0.8557" calcext:value-type="float">
            <text:p>-0.8557</text:p>
          </table:table-cell>
          <table:table-cell/>
          <table:table-cell office:value-type="float" office:value="0.3654" calcext:value-type="float">
            <text:p>0.3654</text:p>
          </table:table-cell>
          <table:table-cell office:value-type="float" office:value="0.1557" calcext:value-type="float">
            <text:p>0.1557</text:p>
          </table:table-cell>
          <table:table-cell office:value-type="float" office:value="1.371" calcext:value-type="float">
            <text:p>1.371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554" calcext:value-type="float">
            <text:p>0.1554</text:p>
          </table:table-cell>
          <table:table-cell office:value-type="float" office:value="1.3759" calcext:value-type="float">
            <text:p>1.37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8533" calcext:value-type="float">
            <text:p>-0.8533</text:p>
          </table:table-cell>
          <table:table-cell office:value-type="float" office:value="-0.8568" calcext:value-type="float">
            <text:p>-0.8568</text:p>
          </table:table-cell>
          <table:table-cell/>
          <table:table-cell office:value-type="float" office:value="0.1568" calcext:value-type="float">
            <text:p>0.1568</text:p>
          </table:table-cell>
          <table:table-cell office:value-type="float" office:value="0.3653" calcext:value-type="float">
            <text:p>0.3653</text:p>
          </table:table-cell>
          <table:table-cell office:value-type="float" office:value="1.3753" calcext:value-type="float">
            <text:p>1.3753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3649" calcext:value-type="float">
            <text:p>0.3649</text:p>
          </table:table-cell>
          <table:table-cell office:value-type="float" office:value="1.3772" calcext:value-type="float">
            <text:p>1.37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8473" calcext:value-type="float">
            <text:p>-0.8473</text:p>
          </table:table-cell>
          <table:table-cell office:value-type="float" office:value="-0.8536" calcext:value-type="float">
            <text:p>-0.8536</text:p>
          </table:table-cell>
          <table:table-cell/>
          <table:table-cell office:value-type="float" office:value="0.3656" calcext:value-type="float">
            <text:p>0.3656</text:p>
          </table:table-cell>
          <table:table-cell office:value-type="float" office:value="0.1586" calcext:value-type="float">
            <text:p>0.1586</text:p>
          </table:table-cell>
          <table:table-cell office:value-type="float" office:value="1.3714" calcext:value-type="float">
            <text:p>1.37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564" calcext:value-type="float">
            <text:p>0.1564</text:p>
          </table:table-cell>
          <table:table-cell office:value-type="float" office:value="1.3751" calcext:value-type="float">
            <text:p>1.375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0.8526" calcext:value-type="float">
            <text:p>-0.8526</text:p>
          </table:table-cell>
          <table:table-cell office:value-type="float" office:value="-0.8554" calcext:value-type="float">
            <text:p>-0.8554</text:p>
          </table:table-cell>
          <table:table-cell/>
          <table:table-cell office:value-type="float" office:value="0.1565" calcext:value-type="float">
            <text:p>0.1565</text:p>
          </table:table-cell>
          <table:table-cell office:value-type="float" office:value="0.3652" calcext:value-type="float">
            <text:p>0.3652</text:p>
          </table:table-cell>
          <table:table-cell office:value-type="float" office:value="1.3743" calcext:value-type="float">
            <text:p>1.374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3651" calcext:value-type="float">
            <text:p>0.3651</text:p>
          </table:table-cell>
          <table:table-cell office:value-type="float" office:value="1.3766" calcext:value-type="float">
            <text:p>1.37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8447" calcext:value-type="float">
            <text:p>-0.8447</text:p>
          </table:table-cell>
          <table:table-cell office:value-type="float" office:value="-0.8512" calcext:value-type="float">
            <text:p>-0.8512</text:p>
          </table:table-cell>
          <table:table-cell/>
          <table:table-cell office:value-type="float" office:value="0.3659" calcext:value-type="float">
            <text:p>0.36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1.3697" calcext:value-type="float">
            <text:p>1.3697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1572" calcext:value-type="float">
            <text:p>0.1572</text:p>
          </table:table-cell>
          <table:table-cell office:value-type="float" office:value="1.3737" calcext:value-type="float">
            <text:p>1.37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0.8507" calcext:value-type="float">
            <text:p>-0.8507</text:p>
          </table:table-cell>
          <table:table-cell office:value-type="float" office:value="-0.8537" calcext:value-type="float">
            <text:p>-0.8537</text:p>
          </table:table-cell>
          <table:table-cell/>
          <table:table-cell office:value-type="float" office:value="0.1582" calcext:value-type="float">
            <text:p>0.158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3653" calcext:value-type="float">
            <text:p>0.3653</text:p>
          </table:table-cell>
          <table:table-cell office:value-type="float" office:value="1.3758" calcext:value-type="float">
            <text:p>1.37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8438" calcext:value-type="float">
            <text:p>-0.8438</text:p>
          </table:table-cell>
          <table:table-cell office:value-type="float" office:value="-0.8488" calcext:value-type="float">
            <text:p>-0.8488</text:p>
          </table:table-cell>
          <table:table-cell/>
          <table:table-cell office:value-type="float" office:value="0.3658" calcext:value-type="float">
            <text:p>0.3658</text:p>
          </table:table-cell>
          <table:table-cell office:value-type="float" office:value="0.1615" calcext:value-type="float">
            <text:p>0.1615</text:p>
          </table:table-cell>
          <table:table-cell office:value-type="float" office:value="1.3711" calcext:value-type="float">
            <text:p>1.371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1581" calcext:value-type="float">
            <text:p>0.1581</text:p>
          </table:table-cell>
          <table:table-cell office:value-type="float" office:value="1.3725" calcext:value-type="float">
            <text:p>1.37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0.8507" calcext:value-type="float">
            <text:p>-0.8507</text:p>
          </table:table-cell>
          <table:table-cell office:value-type="float" office:value="-0.8529" calcext:value-type="float">
            <text:p>-0.8529</text:p>
          </table:table-cell>
          <table:table-cell/>
          <table:table-cell office:value-type="float" office:value="0.1582" calcext:value-type="float">
            <text:p>0.158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654" calcext:value-type="float">
            <text:p>0.3654</text:p>
          </table:table-cell>
          <table:table-cell office:value-type="float" office:value="1.3754" calcext:value-type="float">
            <text:p>1.37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8424" calcext:value-type="float">
            <text:p>-0.8424</text:p>
          </table:table-cell>
          <table:table-cell office:value-type="float" office:value="-0.8468" calcext:value-type="float">
            <text:p>-0.8468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16" calcext:value-type="float">
            <text:p>0.16</text:p>
          </table:table-cell>
          <table:table-cell office:value-type="float" office:value="1.3684" calcext:value-type="float">
            <text:p>1.3684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159" calcext:value-type="float">
            <text:p>0.159</text:p>
          </table:table-cell>
          <table:table-cell office:value-type="float" office:value="1.3714" calcext:value-type="float">
            <text:p>1.37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0.8493" calcext:value-type="float">
            <text:p>-0.8493</text:p>
          </table:table-cell>
          <table:table-cell office:value-type="float" office:value="-0.8522" calcext:value-type="float">
            <text:p>-0.8522</text:p>
          </table:table-cell>
          <table:table-cell/>
          <table:table-cell office:value-type="float" office:value="0.1579" calcext:value-type="float">
            <text:p>0.1579</text:p>
          </table:table-cell>
          <table:table-cell office:value-type="float" office:value="0.3657" calcext:value-type="float">
            <text:p>0.3657</text:p>
          </table:table-cell>
          <table:table-cell office:value-type="float" office:value="1.373" calcext:value-type="float">
            <text:p>1.37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654" calcext:value-type="float">
            <text:p>0.3654</text:p>
          </table:table-cell>
          <table:table-cell office:value-type="float" office:value="1.3747" calcext:value-type="float">
            <text:p>1.37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8392" calcext:value-type="float">
            <text:p>-0.8392</text:p>
          </table:table-cell>
          <table:table-cell office:value-type="float" office:value="-0.8448" calcext:value-type="float">
            <text:p>-0.8448</text:p>
          </table:table-cell>
          <table:table-cell/>
          <table:table-cell office:value-type="float" office:value="0.3662" calcext:value-type="float">
            <text:p>0.3662</text:p>
          </table:table-cell>
          <table:table-cell office:value-type="float" office:value="0.161" calcext:value-type="float">
            <text:p>0.161</text:p>
          </table:table-cell>
          <table:table-cell office:value-type="float" office:value="1.3664" calcext:value-type="float">
            <text:p>1.3664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1598" calcext:value-type="float">
            <text:p>0.1598</text:p>
          </table:table-cell>
          <table:table-cell office:value-type="float" office:value="1.3704" calcext:value-type="float">
            <text:p>1.37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0.8489" calcext:value-type="float">
            <text:p>-0.8489</text:p>
          </table:table-cell>
          <table:table-cell office:value-type="float" office:value="-0.8516" calcext:value-type="float">
            <text:p>-0.8516</text:p>
          </table:table-cell>
          <table:table-cell/>
          <table:table-cell office:value-type="float" office:value="0.1584" calcext:value-type="float">
            <text:p>0.1584</text:p>
          </table:table-cell>
          <table:table-cell office:value-type="float" office:value="0.3658" calcext:value-type="float">
            <text:p>0.3658</text:p>
          </table:table-cell>
          <table:table-cell office:value-type="float" office:value="1.3732" calcext:value-type="float">
            <text:p>1.373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655" calcext:value-type="float">
            <text:p>0.3655</text:p>
          </table:table-cell>
          <table:table-cell office:value-type="float" office:value="1.3744" calcext:value-type="float">
            <text:p>1.37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8385" calcext:value-type="float">
            <text:p>-0.8385</text:p>
          </table:table-cell>
          <table:table-cell office:value-type="float" office:value="-0.8433" calcext:value-type="float">
            <text:p>-0.8433</text:p>
          </table:table-cell>
          <table:table-cell/>
          <table:table-cell office:value-type="float" office:value="0.3665" calcext:value-type="float">
            <text:p>0.3665</text:p>
          </table:table-cell>
          <table:table-cell office:value-type="float" office:value="0.1628" calcext:value-type="float">
            <text:p>0.1628</text:p>
          </table:table-cell>
          <table:table-cell office:value-type="float" office:value="1.3678" calcext:value-type="float">
            <text:p>1.3678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1605" calcext:value-type="float">
            <text:p>0.1605</text:p>
          </table:table-cell>
          <table:table-cell office:value-type="float" office:value="1.3696" calcext:value-type="float">
            <text:p>1.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0.8489" calcext:value-type="float">
            <text:p>-0.8489</text:p>
          </table:table-cell>
          <table:table-cell office:value-type="float" office:value="-0.8507" calcext:value-type="float">
            <text:p>-0.8507</text:p>
          </table:table-cell>
          <table:table-cell/>
          <table:table-cell office:value-type="float" office:value="0.1584" calcext:value-type="float">
            <text:p>0.1584</text:p>
          </table:table-cell>
          <table:table-cell office:value-type="float" office:value="0.3658" calcext:value-type="float">
            <text:p>0.3658</text:p>
          </table:table-cell>
          <table:table-cell office:value-type="float" office:value="1.3732" calcext:value-type="float">
            <text:p>1.3732</text:p>
          </table:table-cell>
          <table:table-cell office:value-type="float" office:value="0.158" calcext:value-type="float">
            <text:p>0.158</text:p>
          </table:table-cell>
          <table:table-cell office:value-type="float" office:value="0.3655" calcext:value-type="float">
            <text:p>0.3655</text:p>
          </table:table-cell>
          <table:table-cell office:value-type="float" office:value="1.3742" calcext:value-type="float">
            <text:p>1.37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8364" calcext:value-type="float">
            <text:p>-0.8364</text:p>
          </table:table-cell>
          <table:table-cell office:value-type="float" office:value="-0.842" calcext:value-type="float">
            <text:p>-0.842</text:p>
          </table:table-cell>
          <table:table-cell/>
          <table:table-cell office:value-type="float" office:value="0.3665" calcext:value-type="float">
            <text:p>0.3665</text:p>
          </table:table-cell>
          <table:table-cell office:value-type="float" office:value="0.1641" calcext:value-type="float">
            <text:p>0.1641</text:p>
          </table:table-cell>
          <table:table-cell office:value-type="float" office:value="1.3671" calcext:value-type="float">
            <text:p>1.3671</text:p>
          </table:table-cell>
          <table:table-cell office:value-type="float" office:value="0.366" calcext:value-type="float">
            <text:p>0.366</text:p>
          </table:table-cell>
          <table:table-cell office:value-type="float" office:value="0.1609" calcext:value-type="float">
            <text:p>0.1609</text:p>
          </table:table-cell>
          <table:table-cell office:value-type="float" office:value="1.3689" calcext:value-type="float">
            <text:p>1.368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8499" calcext:value-type="float">
            <text:p>-0.8499</text:p>
          </table:table-cell>
          <table:table-cell/>
          <table:table-cell office:value-type="float" office:value="0.1591" calcext:value-type="float">
            <text:p>0.1591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2" calcext:value-type="float">
            <text:p>1.37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656" calcext:value-type="float">
            <text:p>0.3656</text:p>
          </table:table-cell>
          <table:table-cell office:value-type="float" office:value="1.3737" calcext:value-type="float">
            <text:p>1.3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8363" calcext:value-type="float">
            <text:p>-0.8363</text:p>
          </table:table-cell>
          <table:table-cell office:value-type="float" office:value="-0.8407" calcext:value-type="float">
            <text:p>-0.8407</text:p>
          </table:table-cell>
          <table:table-cell/>
          <table:table-cell office:value-type="float" office:value="0.3665" calcext:value-type="float">
            <text:p>0.3665</text:p>
          </table:table-cell>
          <table:table-cell office:value-type="float" office:value="0.1657" calcext:value-type="float">
            <text:p>0.1657</text:p>
          </table:table-cell>
          <table:table-cell office:value-type="float" office:value="1.3685" calcext:value-type="float">
            <text:p>1.3685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1613" calcext:value-type="float">
            <text:p>0.1613</text:p>
          </table:table-cell>
          <table:table-cell office:value-type="float" office:value="1.3682" calcext:value-type="float">
            <text:p>1.36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8493" calcext:value-type="float">
            <text:p>-0.8493</text:p>
          </table:table-cell>
          <table:table-cell/>
          <table:table-cell office:value-type="float" office:value="0.1602" calcext:value-type="float">
            <text:p>0.160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3657" calcext:value-type="float">
            <text:p>0.3657</text:p>
          </table:table-cell>
          <table:table-cell office:value-type="float" office:value="1.3736" calcext:value-type="float">
            <text:p>1.37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8345" calcext:value-type="float">
            <text:p>-0.8345</text:p>
          </table:table-cell>
          <table:table-cell office:value-type="float" office:value="-0.8392" calcext:value-type="float">
            <text:p>-0.8392</text:p>
          </table:table-cell>
          <table:table-cell/>
          <table:table-cell office:value-type="float" office:value="0.3673" calcext:value-type="float">
            <text:p>0.3673</text:p>
          </table:table-cell>
          <table:table-cell office:value-type="float" office:value="0.1633" calcext:value-type="float">
            <text:p>0.1633</text:p>
          </table:table-cell>
          <table:table-cell office:value-type="float" office:value="1.3651" calcext:value-type="float">
            <text:p>1.3651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1622" calcext:value-type="float">
            <text:p>0.1622</text:p>
          </table:table-cell>
          <table:table-cell office:value-type="float" office:value="1.3677" calcext:value-type="float">
            <text:p>1.367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8489" calcext:value-type="float">
            <text:p>-0.8489</text:p>
          </table:table-cell>
          <table:table-cell/>
          <table:table-cell office:value-type="float" office:value="0.1602" calcext:value-type="float">
            <text:p>0.160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3657" calcext:value-type="float">
            <text:p>0.3657</text:p>
          </table:table-cell>
          <table:table-cell office:value-type="float" office:value="1.3733" calcext:value-type="float">
            <text:p>1.3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8336" calcext:value-type="float">
            <text:p>-0.8336</text:p>
          </table:table-cell>
          <table:table-cell office:value-type="float" office:value="-0.838" calcext:value-type="float">
            <text:p>-0.838</text:p>
          </table:table-cell>
          <table:table-cell/>
          <table:table-cell office:value-type="float" office:value="0.3669" calcext:value-type="float">
            <text:p>0.3669</text:p>
          </table:table-cell>
          <table:table-cell office:value-type="float" office:value="0.1645" calcext:value-type="float">
            <text:p>0.1645</text:p>
          </table:table-cell>
          <table:table-cell office:value-type="float" office:value="1.3649" calcext:value-type="float">
            <text:p>1.3649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1627" calcext:value-type="float">
            <text:p>0.1627</text:p>
          </table:table-cell>
          <table:table-cell office:value-type="float" office:value="1.3673" calcext:value-type="float">
            <text:p>1.367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8487" calcext:value-type="float">
            <text:p>-0.8487</text:p>
          </table:table-cell>
          <table:table-cell/>
          <table:table-cell office:value-type="float" office:value="0.1602" calcext:value-type="float">
            <text:p>0.160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3657" calcext:value-type="float">
            <text:p>0.3657</text:p>
          </table:table-cell>
          <table:table-cell office:value-type="float" office:value="1.3732" calcext:value-type="float">
            <text:p>1.37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301" calcext:value-type="float">
            <text:p>-0.8301</text:p>
          </table:table-cell>
          <table:table-cell office:value-type="float" office:value="-0.8367" calcext:value-type="float">
            <text:p>-0.8367</text:p>
          </table:table-cell>
          <table:table-cell/>
          <table:table-cell office:value-type="float" office:value="0.3672" calcext:value-type="float">
            <text:p>0.3672</text:p>
          </table:table-cell>
          <table:table-cell office:value-type="float" office:value="0.166" calcext:value-type="float">
            <text:p>0.166</text:p>
          </table:table-cell>
          <table:table-cell office:value-type="float" office:value="1.3632" calcext:value-type="float">
            <text:p>1.363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1633" calcext:value-type="float">
            <text:p>0.1633</text:p>
          </table:table-cell>
          <table:table-cell office:value-type="float" office:value="1.3666" calcext:value-type="float">
            <text:p>1.366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8478" calcext:value-type="float">
            <text:p>-0.8478</text:p>
          </table:table-cell>
          <table:table-cell/>
          <table:table-cell office:value-type="float" office:value="0.1602" calcext:value-type="float">
            <text:p>0.1602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159" calcext:value-type="float">
            <text:p>0.159</text:p>
          </table:table-cell>
          <table:table-cell office:value-type="float" office:value="0.3658" calcext:value-type="float">
            <text:p>0.3658</text:p>
          </table:table-cell>
          <table:table-cell office:value-type="float" office:value="1.3725" calcext:value-type="float">
            <text:p>1.37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8301" calcext:value-type="float">
            <text:p>-0.8301</text:p>
          </table:table-cell>
          <table:table-cell office:value-type="float" office:value="-0.8353" calcext:value-type="float">
            <text:p>-0.8353</text:p>
          </table:table-cell>
          <table:table-cell/>
          <table:table-cell office:value-type="float" office:value="0.3672" calcext:value-type="float">
            <text:p>0.3672</text:p>
          </table:table-cell>
          <table:table-cell office:value-type="float" office:value="0.166" calcext:value-type="float">
            <text:p>0.166</text:p>
          </table:table-cell>
          <table:table-cell office:value-type="float" office:value="1.3632" calcext:value-type="float">
            <text:p>1.3632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1639" calcext:value-type="float">
            <text:p>0.1639</text:p>
          </table:table-cell>
          <table:table-cell office:value-type="float" office:value="1.366" calcext:value-type="float">
            <text:p>1.3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0.8449" calcext:value-type="float">
            <text:p>-0.8449</text:p>
          </table:table-cell>
          <table:table-cell office:value-type="float" office:value="-0.8472" calcext:value-type="float">
            <text:p>-0.8472</text:p>
          </table:table-cell>
          <table:table-cell/>
          <table:table-cell office:value-type="float" office:value="0.1598" calcext:value-type="float">
            <text:p>0.1598</text:p>
          </table:table-cell>
          <table:table-cell office:value-type="float" office:value="0.3658" calcext:value-type="float">
            <text:p>0.3658</text:p>
          </table:table-cell>
          <table:table-cell office:value-type="float" office:value="1.3705" calcext:value-type="float">
            <text:p>1.370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3658" calcext:value-type="float">
            <text:p>0.3658</text:p>
          </table:table-cell>
          <table:table-cell office:value-type="float" office:value="1.3721" calcext:value-type="float">
            <text:p>1.37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8288" calcext:value-type="float">
            <text:p>-0.8288</text:p>
          </table:table-cell>
          <table:table-cell office:value-type="float" office:value="-0.8339" calcext:value-type="float">
            <text:p>-0.8339</text:p>
          </table:table-cell>
          <table:table-cell/>
          <table:table-cell office:value-type="float" office:value="0.3671" calcext:value-type="float">
            <text:p>0.3671</text:p>
          </table:table-cell>
          <table:table-cell office:value-type="float" office:value="0.1676" calcext:value-type="float">
            <text:p>0.1676</text:p>
          </table:table-cell>
          <table:table-cell office:value-type="float" office:value="1.3635" calcext:value-type="float">
            <text:p>1.3635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1645" calcext:value-type="float">
            <text:p>0.1645</text:p>
          </table:table-cell>
          <table:table-cell office:value-type="float" office:value="1.3653" calcext:value-type="float">
            <text:p>1.36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0.8447" calcext:value-type="float">
            <text:p>-0.8447</text:p>
          </table:table-cell>
          <table:table-cell office:value-type="float" office:value="-0.8467" calcext:value-type="float">
            <text:p>-0.8467</text:p>
          </table:table-cell>
          <table:table-cell/>
          <table:table-cell office:value-type="float" office:value="0.1598" calcext:value-type="float">
            <text:p>0.1598</text:p>
          </table:table-cell>
          <table:table-cell office:value-type="float" office:value="0.3659" calcext:value-type="float">
            <text:p>0.3659</text:p>
          </table:table-cell>
          <table:table-cell office:value-type="float" office:value="1.3704" calcext:value-type="float">
            <text:p>1.3704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3659" calcext:value-type="float">
            <text:p>0.3659</text:p>
          </table:table-cell>
          <table:table-cell office:value-type="float" office:value="1.3719" calcext:value-type="float">
            <text:p>1.3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8288" calcext:value-type="float">
            <text:p>-0.8288</text:p>
          </table:table-cell>
          <table:table-cell office:value-type="float" office:value="-0.8329" calcext:value-type="float">
            <text:p>-0.8329</text:p>
          </table:table-cell>
          <table:table-cell/>
          <table:table-cell office:value-type="float" office:value="0.3671" calcext:value-type="float">
            <text:p>0.3671</text:p>
          </table:table-cell>
          <table:table-cell office:value-type="float" office:value="0.1676" calcext:value-type="float">
            <text:p>0.1676</text:p>
          </table:table-cell>
          <table:table-cell office:value-type="float" office:value="1.3635" calcext:value-type="float">
            <text:p>1.3635</text:p>
          </table:table-cell>
          <table:table-cell office:value-type="float" office:value="0.367" calcext:value-type="float">
            <text:p>0.367</text:p>
          </table:table-cell>
          <table:table-cell office:value-type="float" office:value="0.1649" calcext:value-type="float">
            <text:p>0.1649</text:p>
          </table:table-cell>
          <table:table-cell office:value-type="float" office:value="1.3648" calcext:value-type="float">
            <text:p>1.36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0.8435" calcext:value-type="float">
            <text:p>-0.8435</text:p>
          </table:table-cell>
          <table:table-cell office:value-type="float" office:value="-0.846" calcext:value-type="float">
            <text:p>-0.846</text:p>
          </table:table-cell>
          <table:table-cell/>
          <table:table-cell office:value-type="float" office:value="0.1609" calcext:value-type="float">
            <text:p>0.1609</text:p>
          </table:table-cell>
          <table:table-cell office:value-type="float" office:value="0.3662" calcext:value-type="float">
            <text:p>0.3662</text:p>
          </table:table-cell>
          <table:table-cell office:value-type="float" office:value="1.3707" calcext:value-type="float">
            <text:p>1.3707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3659" calcext:value-type="float">
            <text:p>0.3659</text:p>
          </table:table-cell>
          <table:table-cell office:value-type="float" office:value="1.3716" calcext:value-type="float">
            <text:p>1.37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8237" calcext:value-type="float">
            <text:p>-0.8237</text:p>
          </table:table-cell>
          <table:table-cell office:value-type="float" office:value="-0.832" calcext:value-type="float">
            <text:p>-0.832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3605" calcext:value-type="float">
            <text:p>1.3605</text:p>
          </table:table-cell>
          <table:table-cell office:value-type="float" office:value="0.367" calcext:value-type="float">
            <text:p>0.367</text:p>
          </table:table-cell>
          <table:table-cell office:value-type="float" office:value="0.1653" calcext:value-type="float">
            <text:p>0.1653</text:p>
          </table:table-cell>
          <table:table-cell office:value-type="float" office:value="1.3643" calcext:value-type="float">
            <text:p>1.36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0.8435" calcext:value-type="float">
            <text:p>-0.8435</text:p>
          </table:table-cell>
          <table:table-cell office:value-type="float" office:value="-0.8454" calcext:value-type="float">
            <text:p>-0.8454</text:p>
          </table:table-cell>
          <table:table-cell/>
          <table:table-cell office:value-type="float" office:value="0.1595" calcext:value-type="float">
            <text:p>0.1595</text:p>
          </table:table-cell>
          <table:table-cell office:value-type="float" office:value="0.366" calcext:value-type="float">
            <text:p>0.366</text:p>
          </table:table-cell>
          <table:table-cell office:value-type="float" office:value="1.3691" calcext:value-type="float">
            <text:p>1.3691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12" calcext:value-type="float">
            <text:p>1.37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8237" calcext:value-type="float">
            <text:p>-0.8237</text:p>
          </table:table-cell>
          <table:table-cell office:value-type="float" office:value="-0.8311" calcext:value-type="float">
            <text:p>-0.8311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3605" calcext:value-type="float">
            <text:p>1.360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657" calcext:value-type="float">
            <text:p>0.1657</text:p>
          </table:table-cell>
          <table:table-cell office:value-type="float" office:value="1.3639" calcext:value-type="float">
            <text:p>1.36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0.8435" calcext:value-type="float">
            <text:p>-0.8435</text:p>
          </table:table-cell>
          <table:table-cell office:value-type="float" office:value="-0.8452" calcext:value-type="float">
            <text:p>-0.8452</text:p>
          </table:table-cell>
          <table:table-cell/>
          <table:table-cell office:value-type="float" office:value="0.1595" calcext:value-type="float">
            <text:p>0.1595</text:p>
          </table:table-cell>
          <table:table-cell office:value-type="float" office:value="0.366" calcext:value-type="float">
            <text:p>0.366</text:p>
          </table:table-cell>
          <table:table-cell office:value-type="float" office:value="1.3691" calcext:value-type="float">
            <text:p>1.3691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1" calcext:value-type="float">
            <text:p>1.3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8237" calcext:value-type="float">
            <text:p>-0.8237</text:p>
          </table:table-cell>
          <table:table-cell office:value-type="float" office:value="-0.83" calcext:value-type="float">
            <text:p>-0.8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3605" calcext:value-type="float">
            <text:p>1.360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662" calcext:value-type="float">
            <text:p>0.1662</text:p>
          </table:table-cell>
          <table:table-cell office:value-type="float" office:value="1.3633" calcext:value-type="float">
            <text:p>1.363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0.8435" calcext:value-type="float">
            <text:p>-0.8435</text:p>
          </table:table-cell>
          <table:table-cell office:value-type="float" office:value="-0.845" calcext:value-type="float">
            <text:p>-0.845</text:p>
          </table:table-cell>
          <table:table-cell/>
          <table:table-cell office:value-type="float" office:value="0.1595" calcext:value-type="float">
            <text:p>0.1595</text:p>
          </table:table-cell>
          <table:table-cell office:value-type="float" office:value="0.366" calcext:value-type="float">
            <text:p>0.366</text:p>
          </table:table-cell>
          <table:table-cell office:value-type="float" office:value="1.3691" calcext:value-type="float">
            <text:p>1.3691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07" calcext:value-type="float">
            <text:p>1.3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37" calcext:value-type="float">
            <text:p>-0.8237</text:p>
          </table:table-cell>
          <table:table-cell office:value-type="float" office:value="-0.829" calcext:value-type="float">
            <text:p>-0.829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3605" calcext:value-type="float">
            <text:p>1.360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1666" calcext:value-type="float">
            <text:p>0.1666</text:p>
          </table:table-cell>
          <table:table-cell office:value-type="float" office:value="1.3629" calcext:value-type="float">
            <text:p>1.36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0.8434" calcext:value-type="float">
            <text:p>-0.8434</text:p>
          </table:table-cell>
          <table:table-cell office:value-type="float" office:value="-0.8447" calcext:value-type="float">
            <text:p>-0.8447</text:p>
          </table:table-cell>
          <table:table-cell/>
          <table:table-cell office:value-type="float" office:value="0.1601" calcext:value-type="float">
            <text:p>0.1601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696" calcext:value-type="float">
            <text:p>1.369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07" calcext:value-type="float">
            <text:p>1.3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823" calcext:value-type="float">
            <text:p>-0.823</text:p>
          </table:table-cell>
          <table:table-cell office:value-type="float" office:value="-0.8281" calcext:value-type="float">
            <text:p>-0.8281</text:p>
          </table:table-cell>
          <table:table-cell/>
          <table:table-cell office:value-type="float" office:value="0.3679" calcext:value-type="float">
            <text:p>0.36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1671" calcext:value-type="float">
            <text:p>0.1671</text:p>
          </table:table-cell>
          <table:table-cell office:value-type="float" office:value="1.3625" calcext:value-type="float">
            <text:p>1.362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0.8434" calcext:value-type="float">
            <text:p>-0.8434</text:p>
          </table:table-cell>
          <table:table-cell office:value-type="float" office:value="-0.8446" calcext:value-type="float">
            <text:p>-0.8446</text:p>
          </table:table-cell>
          <table:table-cell/>
          <table:table-cell office:value-type="float" office:value="0.1601" calcext:value-type="float">
            <text:p>0.1601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696" calcext:value-type="float">
            <text:p>1.369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05" calcext:value-type="float">
            <text:p>1.37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823" calcext:value-type="float">
            <text:p>-0.823</text:p>
          </table:table-cell>
          <table:table-cell office:value-type="float" office:value="-0.8275" calcext:value-type="float">
            <text:p>-0.8275</text:p>
          </table:table-cell>
          <table:table-cell/>
          <table:table-cell office:value-type="float" office:value="0.3679" calcext:value-type="float">
            <text:p>0.36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1673" calcext:value-type="float">
            <text:p>0.1673</text:p>
          </table:table-cell>
          <table:table-cell office:value-type="float" office:value="1.3622" calcext:value-type="float">
            <text:p>1.362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0.8431" calcext:value-type="float">
            <text:p>-0.8431</text:p>
          </table:table-cell>
          <table:table-cell office:value-type="float" office:value="-0.8443" calcext:value-type="float">
            <text:p>-0.8443</text:p>
          </table:table-cell>
          <table:table-cell/>
          <table:table-cell office:value-type="float" office:value="0.1594" calcext:value-type="float">
            <text:p>0.1594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89" calcext:value-type="float">
            <text:p>1.3689</text:p>
          </table:table-cell>
          <table:table-cell office:value-type="float" office:value="0.16" calcext:value-type="float">
            <text:p>0.16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03" calcext:value-type="float">
            <text:p>1.37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823" calcext:value-type="float">
            <text:p>-0.823</text:p>
          </table:table-cell>
          <table:table-cell office:value-type="float" office:value="-0.8267" calcext:value-type="float">
            <text:p>-0.8267</text:p>
          </table:table-cell>
          <table:table-cell/>
          <table:table-cell office:value-type="float" office:value="0.3679" calcext:value-type="float">
            <text:p>0.36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1676" calcext:value-type="float">
            <text:p>0.1676</text:p>
          </table:table-cell>
          <table:table-cell office:value-type="float" office:value="1.3619" calcext:value-type="float">
            <text:p>1.361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0.8431" calcext:value-type="float">
            <text:p>-0.8431</text:p>
          </table:table-cell>
          <table:table-cell office:value-type="float" office:value="-0.8441" calcext:value-type="float">
            <text:p>-0.8441</text:p>
          </table:table-cell>
          <table:table-cell/>
          <table:table-cell office:value-type="float" office:value="0.1594" calcext:value-type="float">
            <text:p>0.1594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89" calcext:value-type="float">
            <text:p>1.3689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366" calcext:value-type="float">
            <text:p>0.366</text:p>
          </table:table-cell>
          <table:table-cell office:value-type="float" office:value="1.3703" calcext:value-type="float">
            <text:p>1.37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823" calcext:value-type="float">
            <text:p>-0.823</text:p>
          </table:table-cell>
          <table:table-cell office:value-type="float" office:value="-0.826" calcext:value-type="float">
            <text:p>-0.826</text:p>
          </table:table-cell>
          <table:table-cell/>
          <table:table-cell office:value-type="float" office:value="0.3679" calcext:value-type="float">
            <text:p>0.36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1679" calcext:value-type="float">
            <text:p>0.1679</text:p>
          </table:table-cell>
          <table:table-cell office:value-type="float" office:value="1.3616" calcext:value-type="float">
            <text:p>1.36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0.8431" calcext:value-type="float">
            <text:p>-0.8431</text:p>
          </table:table-cell>
          <table:table-cell office:value-type="float" office:value="-0.8441" calcext:value-type="float">
            <text:p>-0.8441</text:p>
          </table:table-cell>
          <table:table-cell/>
          <table:table-cell office:value-type="float" office:value="0.1594" calcext:value-type="float">
            <text:p>0.1594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89" calcext:value-type="float">
            <text:p>1.3689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8218" calcext:value-type="float">
            <text:p>-0.8218</text:p>
          </table:table-cell>
          <table:table-cell office:value-type="float" office:value="-0.8253" calcext:value-type="float">
            <text:p>-0.8253</text:p>
          </table:table-cell>
          <table:table-cell/>
          <table:table-cell office:value-type="float" office:value="0.3676" calcext:value-type="float">
            <text:p>0.3676</text:p>
          </table:table-cell>
          <table:table-cell office:value-type="float" office:value="0.1707" calcext:value-type="float">
            <text:p>0.1707</text:p>
          </table:table-cell>
          <table:table-cell office:value-type="float" office:value="1.3602" calcext:value-type="float">
            <text:p>1.3602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1683" calcext:value-type="float">
            <text:p>0.1683</text:p>
          </table:table-cell>
          <table:table-cell office:value-type="float" office:value="1.3613" calcext:value-type="float">
            <text:p>1.361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0.8425" calcext:value-type="float">
            <text:p>-0.8425</text:p>
          </table:table-cell>
          <table:table-cell office:value-type="float" office:value="-0.8438" calcext:value-type="float">
            <text:p>-0.8438</text:p>
          </table:table-cell>
          <table:table-cell/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699" calcext:value-type="float">
            <text:p>1.369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46" calcext:value-type="float">
            <text:p>-0.8246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1687" calcext:value-type="float">
            <text:p>0.1687</text:p>
          </table:table-cell>
          <table:table-cell office:value-type="float" office:value="1.361" calcext:value-type="float">
            <text:p>1.3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-0.8425" calcext:value-type="float">
            <text:p>-0.8425</text:p>
          </table:table-cell>
          <table:table-cell office:value-type="float" office:value="-0.8437" calcext:value-type="float">
            <text:p>-0.8437</text:p>
          </table:table-cell>
          <table:table-cell/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699" calcext:value-type="float">
            <text:p>1.369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43" calcext:value-type="float">
            <text:p>-0.824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1688" calcext:value-type="float">
            <text:p>0.1688</text:p>
          </table:table-cell>
          <table:table-cell office:value-type="float" office:value="1.3608" calcext:value-type="float">
            <text:p>1.360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-0.8423" calcext:value-type="float">
            <text:p>-0.8423</text:p>
          </table:table-cell>
          <table:table-cell office:value-type="float" office:value="-0.8436" calcext:value-type="float">
            <text:p>-0.8436</text:p>
          </table:table-cell>
          <table:table-cell/>
          <table:table-cell office:value-type="float" office:value="0.1605" calcext:value-type="float">
            <text:p>0.1605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4" calcext:value-type="float">
            <text:p>1.3694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3701" calcext:value-type="float">
            <text:p>1.37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36" calcext:value-type="float">
            <text:p>-0.8236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693" calcext:value-type="float">
            <text:p>0.1693</text:p>
          </table:table-cell>
          <table:table-cell office:value-type="float" office:value="1.3607" calcext:value-type="float">
            <text:p>1.360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0.8423" calcext:value-type="float">
            <text:p>-0.8423</text:p>
          </table:table-cell>
          <table:table-cell office:value-type="float" office:value="-0.8435" calcext:value-type="float">
            <text:p>-0.8435</text:p>
          </table:table-cell>
          <table:table-cell/>
          <table:table-cell office:value-type="float" office:value="0.1605" calcext:value-type="float">
            <text:p>0.1605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4" calcext:value-type="float">
            <text:p>1.369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3662" calcext:value-type="float">
            <text:p>0.3662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32" calcext:value-type="float">
            <text:p>-0.8232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696" calcext:value-type="float">
            <text:p>0.1696</text:p>
          </table:table-cell>
          <table:table-cell office:value-type="float" office:value="1.3606" calcext:value-type="float">
            <text:p>1.360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-0.8423" calcext:value-type="float">
            <text:p>-0.8423</text:p>
          </table:table-cell>
          <table:table-cell office:value-type="float" office:value="-0.8433" calcext:value-type="float">
            <text:p>-0.8433</text:p>
          </table:table-cell>
          <table:table-cell/>
          <table:table-cell office:value-type="float" office:value="0.1607" calcext:value-type="float">
            <text:p>0.1607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692" calcext:value-type="float">
            <text:p>1.3692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3662" calcext:value-type="float">
            <text:p>0.3662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28" calcext:value-type="float">
            <text:p>-0.8228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1696" calcext:value-type="float">
            <text:p>0.1696</text:p>
          </table:table-cell>
          <table:table-cell office:value-type="float" office:value="1.3603" calcext:value-type="float">
            <text:p>1.36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31" calcext:value-type="float">
            <text:p>-0.8431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8191" calcext:value-type="float">
            <text:p>-0.8191</text:p>
          </table:table-cell>
          <table:table-cell office:value-type="float" office:value="-0.8223" calcext:value-type="float">
            <text:p>-0.822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9" calcext:value-type="float">
            <text:p>1.359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1698" calcext:value-type="float">
            <text:p>0.169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9" calcext:value-type="float">
            <text:p>-0.8429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01" calcext:value-type="float">
            <text:p>1.37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8185" calcext:value-type="float">
            <text:p>-0.8185</text:p>
          </table:table-cell>
          <table:table-cell office:value-type="float" office:value="-0.8217" calcext:value-type="float">
            <text:p>-0.8217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171" calcext:value-type="float">
            <text:p>0.171</text:p>
          </table:table-cell>
          <table:table-cell office:value-type="float" office:value="1.3574" calcext:value-type="float">
            <text:p>1.3574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17" calcext:value-type="float">
            <text:p>0.17</text:p>
          </table:table-cell>
          <table:table-cell office:value-type="float" office:value="1.3597" calcext:value-type="float">
            <text:p>1.359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9" calcext:value-type="float">
            <text:p>-0.8429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02" calcext:value-type="float">
            <text:p>1.37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8183" calcext:value-type="float">
            <text:p>-0.8183</text:p>
          </table:table-cell>
          <table:table-cell office:value-type="float" office:value="-0.8209" calcext:value-type="float">
            <text:p>-0.8209</text:p>
          </table:table-cell>
          <table:table-cell/>
          <table:table-cell office:value-type="float" office:value="0.3683" calcext:value-type="float">
            <text:p>0.3683</text:p>
          </table:table-cell>
          <table:table-cell office:value-type="float" office:value="0.1716" calcext:value-type="float">
            <text:p>0.1716</text:p>
          </table:table-cell>
          <table:table-cell office:value-type="float" office:value="1.3583" calcext:value-type="float">
            <text:p>1.3583</text:p>
          </table:table-cell>
          <table:table-cell office:value-type="float" office:value="0.368" calcext:value-type="float">
            <text:p>0.368</text:p>
          </table:table-cell>
          <table:table-cell office:value-type="float" office:value="0.1705" calcext:value-type="float">
            <text:p>0.1705</text:p>
          </table:table-cell>
          <table:table-cell office:value-type="float" office:value="1.3594" calcext:value-type="float">
            <text:p>1.359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8" calcext:value-type="float">
            <text:p>-0.8428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01" calcext:value-type="float">
            <text:p>1.37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8157" calcext:value-type="float">
            <text:p>-0.8157</text:p>
          </table:table-cell>
          <table:table-cell office:value-type="float" office:value="-0.82" calcext:value-type="float">
            <text:p>-0.82</text:p>
          </table:table-cell>
          <table:table-cell/>
          <table:table-cell office:value-type="float" office:value="0.3687" calcext:value-type="float">
            <text:p>0.3687</text:p>
          </table:table-cell>
          <table:table-cell office:value-type="float" office:value="0.1726" calcext:value-type="float">
            <text:p>0.1726</text:p>
          </table:table-cell>
          <table:table-cell office:value-type="float" office:value="1.357" calcext:value-type="float">
            <text:p>1.357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708" calcext:value-type="float">
            <text:p>0.1708</text:p>
          </table:table-cell>
          <table:table-cell office:value-type="float" office:value="1.3589" calcext:value-type="float">
            <text:p>1.358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7" calcext:value-type="float">
            <text:p>-0.8427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8157" calcext:value-type="float">
            <text:p>-0.8157</text:p>
          </table:table-cell>
          <table:table-cell office:value-type="float" office:value="-0.8192" calcext:value-type="float">
            <text:p>-0.8192</text:p>
          </table:table-cell>
          <table:table-cell/>
          <table:table-cell office:value-type="float" office:value="0.3687" calcext:value-type="float">
            <text:p>0.3687</text:p>
          </table:table-cell>
          <table:table-cell office:value-type="float" office:value="0.1726" calcext:value-type="float">
            <text:p>0.1726</text:p>
          </table:table-cell>
          <table:table-cell office:value-type="float" office:value="1.357" calcext:value-type="float">
            <text:p>1.357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711" calcext:value-type="float">
            <text:p>0.1711</text:p>
          </table:table-cell>
          <table:table-cell office:value-type="float" office:value="1.3585" calcext:value-type="float">
            <text:p>1.358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6" calcext:value-type="float">
            <text:p>-0.8426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663" calcext:value-type="float">
            <text:p>0.3663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8148" calcext:value-type="float">
            <text:p>-0.8148</text:p>
          </table:table-cell>
          <table:table-cell office:value-type="float" office:value="-0.8184" calcext:value-type="float">
            <text:p>-0.8184</text:p>
          </table:table-cell>
          <table:table-cell/>
          <table:table-cell office:value-type="float" office:value="0.3686" calcext:value-type="float">
            <text:p>0.3686</text:p>
          </table:table-cell>
          <table:table-cell office:value-type="float" office:value="0.1727" calcext:value-type="float">
            <text:p>0.1727</text:p>
          </table:table-cell>
          <table:table-cell office:value-type="float" office:value="1.356" calcext:value-type="float">
            <text:p>1.356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714" calcext:value-type="float">
            <text:p>0.1714</text:p>
          </table:table-cell>
          <table:table-cell office:value-type="float" office:value="1.3581" calcext:value-type="float">
            <text:p>1.358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5" calcext:value-type="float">
            <text:p>-0.8425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8145" calcext:value-type="float">
            <text:p>-0.8145</text:p>
          </table:table-cell>
          <table:table-cell office:value-type="float" office:value="-0.8179" calcext:value-type="float">
            <text:p>-0.8179</text:p>
          </table:table-cell>
          <table:table-cell/>
          <table:table-cell office:value-type="float" office:value="0.3691" calcext:value-type="float">
            <text:p>0.3691</text:p>
          </table:table-cell>
          <table:table-cell office:value-type="float" office:value="0.173" calcext:value-type="float">
            <text:p>0.173</text:p>
          </table:table-cell>
          <table:table-cell office:value-type="float" office:value="1.3566" calcext:value-type="float">
            <text:p>1.356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1717" calcext:value-type="float">
            <text:p>0.1717</text:p>
          </table:table-cell>
          <table:table-cell office:value-type="float" office:value="1.3579" calcext:value-type="float">
            <text:p>1.357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-0.8414" calcext:value-type="float">
            <text:p>-0.8414</text:p>
          </table:table-cell>
          <table:table-cell office:value-type="float" office:value="-0.8425" calcext:value-type="float">
            <text:p>-0.8425</text:p>
          </table:table-cell>
          <table:table-cell/>
          <table:table-cell office:value-type="float" office:value="0.1614" calcext:value-type="float">
            <text:p>0.1614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8145" calcext:value-type="float">
            <text:p>-0.8145</text:p>
          </table:table-cell>
          <table:table-cell office:value-type="float" office:value="-0.8173" calcext:value-type="float">
            <text:p>-0.8173</text:p>
          </table:table-cell>
          <table:table-cell/>
          <table:table-cell office:value-type="float" office:value="0.3691" calcext:value-type="float">
            <text:p>0.3691</text:p>
          </table:table-cell>
          <table:table-cell office:value-type="float" office:value="0.173" calcext:value-type="float">
            <text:p>0.173</text:p>
          </table:table-cell>
          <table:table-cell office:value-type="float" office:value="1.3566" calcext:value-type="float">
            <text:p>1.3566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77" calcext:value-type="float">
            <text:p>1.35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-0.8409" calcext:value-type="float">
            <text:p>-0.8409</text:p>
          </table:table-cell>
          <table:table-cell office:value-type="float" office:value="-0.8423" calcext:value-type="float">
            <text:p>-0.8423</text:p>
          </table:table-cell>
          <table:table-cell/>
          <table:table-cell office:value-type="float" office:value="0.1615" calcext:value-type="float">
            <text:p>0.1615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89" calcext:value-type="float">
            <text:p>1.3689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9" calcext:value-type="float">
            <text:p>1.36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8136" calcext:value-type="float">
            <text:p>-0.8136</text:p>
          </table:table-cell>
          <table:table-cell office:value-type="float" office:value="-0.8165" calcext:value-type="float">
            <text:p>-0.8165</text:p>
          </table:table-cell>
          <table:table-cell/>
          <table:table-cell office:value-type="float" office:value="0.3689" calcext:value-type="float">
            <text:p>0.3689</text:p>
          </table:table-cell>
          <table:table-cell office:value-type="float" office:value="0.1734" calcext:value-type="float">
            <text:p>0.1734</text:p>
          </table:table-cell>
          <table:table-cell office:value-type="float" office:value="1.3558" calcext:value-type="float">
            <text:p>1.3558</text:p>
          </table:table-cell>
          <table:table-cell office:value-type="float" office:value="0.3685" calcext:value-type="float">
            <text:p>0.3685</text:p>
          </table:table-cell>
          <table:table-cell office:value-type="float" office:value="0.1722" calcext:value-type="float">
            <text:p>0.1722</text:p>
          </table:table-cell>
          <table:table-cell office:value-type="float" office:value="1.3573" calcext:value-type="float">
            <text:p>1.357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-0.8409" calcext:value-type="float">
            <text:p>-0.8409</text:p>
          </table:table-cell>
          <table:table-cell office:value-type="float" office:value="-0.8422" calcext:value-type="float">
            <text:p>-0.8422</text:p>
          </table:table-cell>
          <table:table-cell/>
          <table:table-cell office:value-type="float" office:value="0.1615" calcext:value-type="float">
            <text:p>0.1615</text:p>
          </table:table-cell>
          <table:table-cell office:value-type="float" office:value="0.3665" calcext:value-type="float">
            <text:p>0.3665</text:p>
          </table:table-cell>
          <table:table-cell office:value-type="float" office:value="1.3689" calcext:value-type="float">
            <text:p>1.3689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8" calcext:value-type="float">
            <text:p>1.36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8136" calcext:value-type="float">
            <text:p>-0.8136</text:p>
          </table:table-cell>
          <table:table-cell office:value-type="float" office:value="-0.8159" calcext:value-type="float">
            <text:p>-0.8159</text:p>
          </table:table-cell>
          <table:table-cell/>
          <table:table-cell office:value-type="float" office:value="0.3689" calcext:value-type="float">
            <text:p>0.3689</text:p>
          </table:table-cell>
          <table:table-cell office:value-type="float" office:value="0.1734" calcext:value-type="float">
            <text:p>0.1734</text:p>
          </table:table-cell>
          <table:table-cell office:value-type="float" office:value="1.3558" calcext:value-type="float">
            <text:p>1.3558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1724" calcext:value-type="float">
            <text:p>0.1724</text:p>
          </table:table-cell>
          <table:table-cell office:value-type="float" office:value="1.3569" calcext:value-type="float">
            <text:p>1.35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-0.8421" calcext:value-type="float">
            <text:p>-0.8421</text:p>
          </table:table-cell>
          <table:table-cell/>
          <table:table-cell office:value-type="float" office:value="0.1616" calcext:value-type="float">
            <text:p>0.16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7" calcext:value-type="float">
            <text:p>1.36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8136" calcext:value-type="float">
            <text:p>-0.8136</text:p>
          </table:table-cell>
          <table:table-cell office:value-type="float" office:value="-0.8156" calcext:value-type="float">
            <text:p>-0.8156</text:p>
          </table:table-cell>
          <table:table-cell/>
          <table:table-cell office:value-type="float" office:value="0.3689" calcext:value-type="float">
            <text:p>0.3689</text:p>
          </table:table-cell>
          <table:table-cell office:value-type="float" office:value="0.1734" calcext:value-type="float">
            <text:p>0.1734</text:p>
          </table:table-cell>
          <table:table-cell office:value-type="float" office:value="1.3558" calcext:value-type="float">
            <text:p>1.3558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1725" calcext:value-type="float">
            <text:p>0.1725</text:p>
          </table:table-cell>
          <table:table-cell office:value-type="float" office:value="1.3568" calcext:value-type="float">
            <text:p>1.356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-0.8419" calcext:value-type="float">
            <text:p>-0.8419</text:p>
          </table:table-cell>
          <table:table-cell/>
          <table:table-cell office:value-type="float" office:value="0.1616" calcext:value-type="float">
            <text:p>0.16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6" calcext:value-type="float">
            <text:p>1.36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8127" calcext:value-type="float">
            <text:p>-0.8127</text:p>
          </table:table-cell>
          <table:table-cell office:value-type="float" office:value="-0.815" calcext:value-type="float">
            <text:p>-0.815</text:p>
          </table:table-cell>
          <table:table-cell/>
          <table:table-cell office:value-type="float" office:value="0.3689" calcext:value-type="float">
            <text:p>0.3689</text:p>
          </table:table-cell>
          <table:table-cell office:value-type="float" office:value="0.1733" calcext:value-type="float">
            <text:p>0.1733</text:p>
          </table:table-cell>
          <table:table-cell office:value-type="float" office:value="1.3548" calcext:value-type="float">
            <text:p>1.3548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1727" calcext:value-type="float">
            <text:p>0.1727</text:p>
          </table:table-cell>
          <table:table-cell office:value-type="float" office:value="1.3564" calcext:value-type="float">
            <text:p>1.356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-0.8419" calcext:value-type="float">
            <text:p>-0.8419</text:p>
          </table:table-cell>
          <table:table-cell/>
          <table:table-cell office:value-type="float" office:value="0.1616" calcext:value-type="float">
            <text:p>0.16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5" calcext:value-type="float">
            <text:p>1.36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8124" calcext:value-type="float">
            <text:p>-0.8124</text:p>
          </table:table-cell>
          <table:table-cell office:value-type="float" office:value="-0.8144" calcext:value-type="float">
            <text:p>-0.8144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0.1739" calcext:value-type="float">
            <text:p>0.1739</text:p>
          </table:table-cell>
          <table:table-cell office:value-type="float" office:value="1.3553" calcext:value-type="float">
            <text:p>1.3553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173" calcext:value-type="float">
            <text:p>0.173</text:p>
          </table:table-cell>
          <table:table-cell office:value-type="float" office:value="1.3562" calcext:value-type="float">
            <text:p>1.356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-0.8417" calcext:value-type="float">
            <text:p>-0.8417</text:p>
          </table:table-cell>
          <table:table-cell/>
          <table:table-cell office:value-type="float" office:value="0.1616" calcext:value-type="float">
            <text:p>0.16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5" calcext:value-type="float">
            <text:p>1.36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8116" calcext:value-type="float">
            <text:p>-0.8116</text:p>
          </table:table-cell>
          <table:table-cell office:value-type="float" office:value="-0.8138" calcext:value-type="float">
            <text:p>-0.8138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0.1744" calcext:value-type="float">
            <text:p>0.1744</text:p>
          </table:table-cell>
          <table:table-cell office:value-type="float" office:value="1.3549" calcext:value-type="float">
            <text:p>1.3549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1733" calcext:value-type="float">
            <text:p>0.1733</text:p>
          </table:table-cell>
          <table:table-cell office:value-type="float" office:value="1.3559" calcext:value-type="float">
            <text:p>1.355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-0.8416" calcext:value-type="float">
            <text:p>-0.8416</text:p>
          </table:table-cell>
          <table:table-cell/>
          <table:table-cell office:value-type="float" office:value="0.1616" calcext:value-type="float">
            <text:p>0.16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1.3681" calcext:value-type="float">
            <text:p>1.368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664" calcext:value-type="float">
            <text:p>0.3664</text:p>
          </table:table-cell>
          <table:table-cell office:value-type="float" office:value="1.3693" calcext:value-type="float">
            <text:p>1.36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8105" calcext:value-type="float">
            <text:p>-0.8105</text:p>
          </table:table-cell>
          <table:table-cell office:value-type="float" office:value="-0.8132" calcext:value-type="float">
            <text:p>-0.8132</text:p>
          </table:table-cell>
          <table:table-cell/>
          <table:table-cell office:value-type="float" office:value="0.3693" calcext:value-type="float">
            <text:p>0.3693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543" calcext:value-type="float">
            <text:p>1.3543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1736" calcext:value-type="float">
            <text:p>0.1736</text:p>
          </table:table-cell>
          <table:table-cell office:value-type="float" office:value="1.3557" calcext:value-type="float">
            <text:p>1.3557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8105" calcext:value-type="float">
            <text:p>-0.8105</text:p>
          </table:table-cell>
          <table:table-cell office:value-type="float" office:value="-0.8128" calcext:value-type="float">
            <text:p>-0.8128</text:p>
          </table:table-cell>
          <table:table-cell/>
          <table:table-cell office:value-type="float" office:value="0.3693" calcext:value-type="float">
            <text:p>0.3693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543" calcext:value-type="float">
            <text:p>1.354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1738" calcext:value-type="float">
            <text:p>0.1738</text:p>
          </table:table-cell>
          <table:table-cell office:value-type="float" office:value="1.3555" calcext:value-type="float">
            <text:p>1.3555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8101" calcext:value-type="float">
            <text:p>-0.8101</text:p>
          </table:table-cell>
          <table:table-cell office:value-type="float" office:value="-0.8122" calcext:value-type="float">
            <text:p>-0.8122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1746" calcext:value-type="float">
            <text:p>0.1746</text:p>
          </table:table-cell>
          <table:table-cell office:value-type="float" office:value="1.3544" calcext:value-type="float">
            <text:p>1.3544</text:p>
          </table:table-cell>
          <table:table-cell office:value-type="float" office:value="0.369" calcext:value-type="float">
            <text:p>0.369</text:p>
          </table:table-cell>
          <table:table-cell office:value-type="float" office:value="0.174" calcext:value-type="float">
            <text:p>0.174</text:p>
          </table:table-cell>
          <table:table-cell office:value-type="float" office:value="1.3552" calcext:value-type="float">
            <text:p>1.3552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8113" calcext:value-type="float">
            <text:p>-0.8113</text:p>
          </table:table-cell>
          <table:table-cell/>
          <table:table-cell office:value-type="float" office:value="0.3693" calcext:value-type="float">
            <text:p>0.3693</text:p>
          </table:table-cell>
          <table:table-cell office:value-type="float" office:value="0.1751" calcext:value-type="float">
            <text:p>0.1751</text:p>
          </table:table-cell>
          <table:table-cell office:value-type="float" office:value="1.3534" calcext:value-type="float">
            <text:p>1.3534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1744" calcext:value-type="float">
            <text:p>0.1744</text:p>
          </table:table-cell>
          <table:table-cell office:value-type="float" office:value="1.3548" calcext:value-type="float">
            <text:p>1.3548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8105" calcext:value-type="float">
            <text:p>-0.8105</text:p>
          </table:table-cell>
          <table:table-cell/>
          <table:table-cell office:value-type="float" office:value="0.3693" calcext:value-type="float">
            <text:p>0.3693</text:p>
          </table:table-cell>
          <table:table-cell office:value-type="float" office:value="0.1751" calcext:value-type="float">
            <text:p>0.1751</text:p>
          </table:table-cell>
          <table:table-cell office:value-type="float" office:value="1.3534" calcext:value-type="float">
            <text:p>1.353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1749" calcext:value-type="float">
            <text:p>0.1749</text:p>
          </table:table-cell>
          <table:table-cell office:value-type="float" office:value="1.3545" calcext:value-type="float">
            <text:p>1.3545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-0.8098" calcext:value-type="float">
            <text:p>-0.8098</text:p>
          </table:table-cell>
          <table:table-cell/>
          <table:table-cell office:value-type="float" office:value="0.3694" calcext:value-type="float">
            <text:p>0.3694</text:p>
          </table:table-cell>
          <table:table-cell office:value-type="float" office:value="0.1757" calcext:value-type="float">
            <text:p>0.1757</text:p>
          </table:table-cell>
          <table:table-cell office:value-type="float" office:value="1.3536" calcext:value-type="float">
            <text:p>1.3536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1751" calcext:value-type="float">
            <text:p>0.1751</text:p>
          </table:table-cell>
          <table:table-cell office:value-type="float" office:value="1.3541" calcext:value-type="float">
            <text:p>1.3541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8077" calcext:value-type="float">
            <text:p>-0.8077</text:p>
          </table:table-cell>
          <table:table-cell office:value-type="float" office:value="-0.8091" calcext:value-type="float">
            <text:p>-0.8091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1755" calcext:value-type="float">
            <text:p>0.1755</text:p>
          </table:table-cell>
          <table:table-cell office:value-type="float" office:value="1.3527" calcext:value-type="float">
            <text:p>1.352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752" calcext:value-type="float">
            <text:p>0.1752</text:p>
          </table:table-cell>
          <table:table-cell office:value-type="float" office:value="1.3537" calcext:value-type="float">
            <text:p>1.3537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8071" calcext:value-type="float">
            <text:p>-0.8071</text:p>
          </table:table-cell>
          <table:table-cell office:value-type="float" office:value="-0.8084" calcext:value-type="float">
            <text:p>-0.8084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1757" calcext:value-type="float">
            <text:p>0.1757</text:p>
          </table:table-cell>
          <table:table-cell office:value-type="float" office:value="1.3523" calcext:value-type="float">
            <text:p>1.352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1755" calcext:value-type="float">
            <text:p>0.1755</text:p>
          </table:table-cell>
          <table:table-cell office:value-type="float" office:value="1.3533" calcext:value-type="float">
            <text:p>1.3533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8064" calcext:value-type="float">
            <text:p>-0.8064</text:p>
          </table:table-cell>
          <table:table-cell office:value-type="float" office:value="-0.8078" calcext:value-type="float">
            <text:p>-0.8078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1763" calcext:value-type="float">
            <text:p>0.1763</text:p>
          </table:table-cell>
          <table:table-cell office:value-type="float" office:value="1.3523" calcext:value-type="float">
            <text:p>1.352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1757" calcext:value-type="float">
            <text:p>0.1757</text:p>
          </table:table-cell>
          <table:table-cell office:value-type="float" office:value="1.353" calcext:value-type="float">
            <text:p>1.353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806" calcext:value-type="float">
            <text:p>-0.806</text:p>
          </table:table-cell>
          <table:table-cell office:value-type="float" office:value="-0.8071" calcext:value-type="float">
            <text:p>-0.8071</text:p>
          </table:table-cell>
          <table:table-cell/>
          <table:table-cell office:value-type="float" office:value="0.3699" calcext:value-type="float">
            <text:p>0.3699</text:p>
          </table:table-cell>
          <table:table-cell office:value-type="float" office:value="0.1764" calcext:value-type="float">
            <text:p>0.1764</text:p>
          </table:table-cell>
          <table:table-cell office:value-type="float" office:value="1.3523" calcext:value-type="float">
            <text:p>1.352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1761" calcext:value-type="float">
            <text:p>0.1761</text:p>
          </table:table-cell>
          <table:table-cell office:value-type="float" office:value="1.3526" calcext:value-type="float">
            <text:p>1.3526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8053" calcext:value-type="float">
            <text:p>-0.8053</text:p>
          </table:table-cell>
          <table:table-cell office:value-type="float" office:value="-0.8063" calcext:value-type="float">
            <text:p>-0.8063</text:p>
          </table:table-cell>
          <table:table-cell/>
          <table:table-cell office:value-type="float" office:value="0.3697" calcext:value-type="float">
            <text:p>0.3697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3521" calcext:value-type="float">
            <text:p>1.3521</text:p>
          </table:table-cell>
          <table:table-cell office:value-type="float" office:value="0.3696" calcext:value-type="float">
            <text:p>0.3696</text:p>
          </table:table-cell>
          <table:table-cell office:value-type="float" office:value="0.1763" calcext:value-type="float">
            <text:p>0.1763</text:p>
          </table:table-cell>
          <table:table-cell office:value-type="float" office:value="1.3522" calcext:value-type="float">
            <text:p>1.3522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8042" calcext:value-type="float">
            <text:p>-0.8042</text:p>
          </table:table-cell>
          <table:table-cell office:value-type="float" office:value="-0.8053" calcext:value-type="float">
            <text:p>-0.8053</text:p>
          </table:table-cell>
          <table:table-cell/>
          <table:table-cell office:value-type="float" office:value="0.3698" calcext:value-type="float">
            <text:p>0.3698</text:p>
          </table:table-cell>
          <table:table-cell office:value-type="float" office:value="0.1774" calcext:value-type="float">
            <text:p>0.1774</text:p>
          </table:table-cell>
          <table:table-cell office:value-type="float" office:value="1.3514" calcext:value-type="float">
            <text:p>1.3514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1768" calcext:value-type="float">
            <text:p>0.1768</text:p>
          </table:table-cell>
          <table:table-cell office:value-type="float" office:value="1.3519" calcext:value-type="float">
            <text:p>1.3519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8037" calcext:value-type="float">
            <text:p>-0.8037</text:p>
          </table:table-cell>
          <table:table-cell office:value-type="float" office:value="-0.8044" calcext:value-type="float">
            <text:p>-0.8044</text:p>
          </table:table-cell>
          <table:table-cell/>
          <table:table-cell office:value-type="float" office:value="0.3702" calcext:value-type="float">
            <text:p>0.3702</text:p>
          </table:table-cell>
          <table:table-cell office:value-type="float" office:value="0.1774" calcext:value-type="float">
            <text:p>0.1774</text:p>
          </table:table-cell>
          <table:table-cell office:value-type="float" office:value="1.3513" calcext:value-type="float">
            <text:p>1.3513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3515" calcext:value-type="float">
            <text:p>1.3515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8032" calcext:value-type="float">
            <text:p>-0.8032</text:p>
          </table:table-cell>
          <table:table-cell office:value-type="float" office:value="-0.8038" calcext:value-type="float">
            <text:p>-0.8038</text:p>
          </table:table-cell>
          <table:table-cell/>
          <table:table-cell office:value-type="float" office:value="0.3702" calcext:value-type="float">
            <text:p>0.3702</text:p>
          </table:table-cell>
          <table:table-cell office:value-type="float" office:value="0.1776" calcext:value-type="float">
            <text:p>0.1776</text:p>
          </table:table-cell>
          <table:table-cell office:value-type="float" office:value="1.351" calcext:value-type="float">
            <text:p>1.351</text:p>
          </table:table-cell>
          <table:table-cell office:value-type="float" office:value="0.37" calcext:value-type="float">
            <text:p>0.37</text:p>
          </table:table-cell>
          <table:table-cell office:value-type="float" office:value="0.1774" calcext:value-type="float">
            <text:p>0.1774</text:p>
          </table:table-cell>
          <table:table-cell office:value-type="float" office:value="1.3512" calcext:value-type="float">
            <text:p>1.3512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8028" calcext:value-type="float">
            <text:p>-0.8028</text:p>
          </table:table-cell>
          <table:table-cell office:value-type="float" office:value="-0.8033" calcext:value-type="float">
            <text:p>-0.8033</text:p>
          </table:table-cell>
          <table:table-cell/>
          <table:table-cell office:value-type="float" office:value="0.3702" calcext:value-type="float">
            <text:p>0.3702</text:p>
          </table:table-cell>
          <table:table-cell office:value-type="float" office:value="0.1776" calcext:value-type="float">
            <text:p>0.1776</text:p>
          </table:table-cell>
          <table:table-cell office:value-type="float" office:value="1.3507" calcext:value-type="float">
            <text:p>1.3507</text:p>
          </table:table-cell>
          <table:table-cell office:value-type="float" office:value="0.3701" calcext:value-type="float">
            <text:p>0.3701</text:p>
          </table:table-cell>
          <table:table-cell office:value-type="float" office:value="0.1775" calcext:value-type="float">
            <text:p>0.1775</text:p>
          </table:table-cell>
          <table:table-cell office:value-type="float" office:value="1.3509" calcext:value-type="float">
            <text:p>1.3509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8025" calcext:value-type="float">
            <text:p>-0.8025</text:p>
          </table:table-cell>
          <table:table-cell office:value-type="float" office:value="-0.8029" calcext:value-type="float">
            <text:p>-0.8029</text:p>
          </table:table-cell>
          <table:table-cell/>
          <table:table-cell office:value-type="float" office:value="0.3703" calcext:value-type="float">
            <text:p>0.3703</text:p>
          </table:table-cell>
          <table:table-cell office:value-type="float" office:value="0.178" calcext:value-type="float">
            <text:p>0.178</text:p>
          </table:table-cell>
          <table:table-cell office:value-type="float" office:value="1.3507" calcext:value-type="float">
            <text:p>1.3507</text:p>
          </table:table-cell>
          <table:table-cell office:value-type="float" office:value="0.3702" calcext:value-type="float">
            <text:p>0.3702</text:p>
          </table:table-cell>
          <table:table-cell office:value-type="float" office:value="0.1777" calcext:value-type="float">
            <text:p>0.1777</text:p>
          </table:table-cell>
          <table:table-cell office:value-type="float" office:value="1.3507" calcext:value-type="float">
            <text:p>1.350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  <dc:date>2025-04-24T20:15:31.093221890</dc:date>
    <meta:editing-duration>PT6H57M26S</meta:editing-duration>
    <meta:editing-cycles>1</meta:editing-cycles>
    <meta:document-statistic meta:table-count="1" meta:cell-count="11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1" chart:maximum="-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513cm" svg:height="12.592cm" xlink:href=".." xlink:type="simple" chart:class="chart:line" chart:style-name="ch1">
        <chart:title svg:x="7.16cm" svg:y="0.387cm" chart:style-name="ch2">
          <text:p>Tikslo funkcijos rezultatų raida</text:p>
        </chart:title>
        <chart:legend chart:legend-position="end" svg:x="15.651cm" svg:y="5.25cm" style:legend-expansion="high" chart:style-name="ch3"/>
        <chart:plot-area chart:style-name="ch4" table:cell-range-address="fitness.A2:fitness.C72 fitness.M2:fitness.N56" chart:data-source-has-labels="both" svg:x="1.421cm" svg:y="1.417cm" svg:width="13.82cm" svg:height="9.943cm">
          <chart:coordinate-region svg:x="2.456cm" svg:y="1.616cm" svg:width="12.785cm" svg:height="9.545cm"/>
          <chart:axis chart:dimension="x" chart:name="primary-x" chart:style-name="ch5" chartooo:axis-type="auto">
            <chartooo:date-scale/>
            <chart:title svg:x="6.739cm" svg:y="11.611cm" chart:style-name="ch2">
              <text:p><text:span text:style-name="T1">Tiklso funkcijos įvertis</text:span></text:p>
            </chart:title>
            <chart:categories table:cell-range-address="fitness.A2:fitness.A72"/>
          </chart:axis>
          <chart:axis chart:dimension="y" chart:name="primary-y" chart:style-name="ch6">
            <chart:title svg:x="0.451cm" svg:y="6.825cm" chart:style-name="ch7">
              <text:p><text:span text:style-name="T1">Karta</text:span></text:p>
            </chart:title>
            <chart:grid chart:style-name="ch8" chart:class="major"/>
          </chart:axis>
          <chart:series chart:style-name="ch9" chart:values-cell-range-address="fitness.B2:fitness.B72" loext:label-string="mod_geriausias_įvertis" chart:class="chart:line">
            <chart:data-point chart:repeated="71"/>
          </chart:series>
          <chart:series chart:style-name="ch10" chart:values-cell-range-address="fitness.C2:fitness.C72" loext:label-string="mod_vidutinis_įvertis" chart:class="chart:line">
            <chart:data-point chart:repeated="71"/>
          </chart:series>
          <chart:series chart:style-name="ch11" chart:values-cell-range-address="fitness.M2:fitness.M56" loext:label-string="geriausias_įvertis" chart:class="chart:line">
            <chart:data-point chart:repeated="55"/>
          </chart:series>
          <chart:series chart:style-name="ch12" chart:values-cell-range-address="fitness.N2:fitness.N56" loext:label-string="vidutinis_įvertis" chart:class="chart:line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_geriausias_įvertis</text:p>
              </table:table-cell>
              <table:table-cell office:value-type="string">
                <text:p>mod_vidutinis_įvertis</text:p>
              </table:table-cell>
              <table:table-cell office:value-type="string">
                <text:p>geriausias_įvertis</text:p>
              </table:table-cell>
              <table:table-cell office:value-type="string">
                <text:p>vidutinis_įverti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itness.A2:fitness.A72</svg:desc>
                </draw:g>
              </table:table-cell>
              <table:table-cell office:value-type="float" office:value="-0.9565">
                <text:p>-0.9565</text:p>
                <draw:g>
                  <svg:desc>fitness.B2:fitness.B72</svg:desc>
                </draw:g>
              </table:table-cell>
              <table:table-cell office:value-type="float" office:value="-1.2349">
                <text:p>-1.2349</text:p>
                <draw:g>
                  <svg:desc>fitness.C2:fitness.C72</svg:desc>
                </draw:g>
              </table:table-cell>
              <table:table-cell office:value-type="float" office:value="-0.9451">
                <text:p>-0.9451</text:p>
                <draw:g>
                  <svg:desc>fitness.M2:fitness.M56</svg:desc>
                </draw:g>
              </table:table-cell>
              <table:table-cell office:value-type="float" office:value="-0.9765">
                <text:p>-0.9765</text:p>
                <draw:g>
                  <svg:desc>fitness.N2:fitness.N5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191">
                <text:p>-0.9191</text:p>
              </table:table-cell>
              <table:table-cell office:value-type="float" office:value="-0.9553">
                <text:p>-0.9553</text:p>
              </table:table-cell>
              <table:table-cell office:value-type="float" office:value="-0.9072">
                <text:p>-0.9072</text:p>
              </table:table-cell>
              <table:table-cell office:value-type="float" office:value="-0.9312">
                <text:p>-0.9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9024">
                <text:p>-0.9024</text:p>
              </table:table-cell>
              <table:table-cell office:value-type="float" office:value="-0.9193">
                <text:p>-0.9193</text:p>
              </table:table-cell>
              <table:table-cell office:value-type="float" office:value="-0.8872">
                <text:p>-0.8872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8825">
                <text:p>-0.8825</text:p>
              </table:table-cell>
              <table:table-cell office:value-type="float" office:value="-0.9041">
                <text:p>-0.9041</text:p>
              </table:table-cell>
              <table:table-cell office:value-type="float" office:value="-0.881">
                <text:p>-0.881</text:p>
              </table:table-cell>
              <table:table-cell office:value-type="float" office:value="-0.8861">
                <text:p>-0.8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8821">
                <text:p>-0.8821</text:p>
              </table:table-cell>
              <table:table-cell office:value-type="float" office:value="-0.8938">
                <text:p>-0.8938</text:p>
              </table:table-cell>
              <table:table-cell office:value-type="float" office:value="-0.8737">
                <text:p>-0.8737</text:p>
              </table:table-cell>
              <table:table-cell office:value-type="float" office:value="-0.8777">
                <text:p>-0.87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8753">
                <text:p>-0.8753</text:p>
              </table:table-cell>
              <table:table-cell office:value-type="float" office:value="-0.8843">
                <text:p>-0.8843</text:p>
              </table:table-cell>
              <table:table-cell office:value-type="float" office:value="-0.8685">
                <text:p>-0.8685</text:p>
              </table:table-cell>
              <table:table-cell office:value-type="float" office:value="-0.8723">
                <text:p>-0.8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702">
                <text:p>-0.8702</text:p>
              </table:table-cell>
              <table:table-cell office:value-type="float" office:value="-0.8788">
                <text:p>-0.8788</text:p>
              </table:table-cell>
              <table:table-cell office:value-type="float" office:value="-0.8631">
                <text:p>-0.8631</text:p>
              </table:table-cell>
              <table:table-cell office:value-type="float" office:value="-0.8682">
                <text:p>-0.86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867">
                <text:p>-0.867</text:p>
              </table:table-cell>
              <table:table-cell office:value-type="float" office:value="-0.8733">
                <text:p>-0.8733</text:p>
              </table:table-cell>
              <table:table-cell office:value-type="float" office:value="-0.8613">
                <text:p>-0.8613</text:p>
              </table:table-cell>
              <table:table-cell office:value-type="float" office:value="-0.8657">
                <text:p>-0.8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8589">
                <text:p>-0.8589</text:p>
              </table:table-cell>
              <table:table-cell office:value-type="float" office:value="-0.8685">
                <text:p>-0.8685</text:p>
              </table:table-cell>
              <table:table-cell office:value-type="float" office:value="-0.8611">
                <text:p>-0.8611</text:p>
              </table:table-cell>
              <table:table-cell office:value-type="float" office:value="-0.8639">
                <text:p>-0.86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8589">
                <text:p>-0.8589</text:p>
              </table:table-cell>
              <table:table-cell office:value-type="float" office:value="-0.8647">
                <text:p>-0.8647</text:p>
              </table:table-cell>
              <table:table-cell office:value-type="float" office:value="-0.8588">
                <text:p>-0.8588</text:p>
              </table:table-cell>
              <table:table-cell office:value-type="float" office:value="-0.8613">
                <text:p>-0.8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8511">
                <text:p>-0.8511</text:p>
              </table:table-cell>
              <table:table-cell office:value-type="float" office:value="-0.8613">
                <text:p>-0.8613</text:p>
              </table:table-cell>
              <table:table-cell office:value-type="float" office:value="-0.8569">
                <text:p>-0.8569</text:p>
              </table:table-cell>
              <table:table-cell office:value-type="float" office:value="-0.8592">
                <text:p>-0.85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8511">
                <text:p>-0.8511</text:p>
              </table:table-cell>
              <table:table-cell office:value-type="float" office:value="-0.8575">
                <text:p>-0.8575</text:p>
              </table:table-cell>
              <table:table-cell office:value-type="float" office:value="-0.8553">
                <text:p>-0.8553</text:p>
              </table:table-cell>
              <table:table-cell office:value-type="float" office:value="-0.8582">
                <text:p>-0.85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8499">
                <text:p>-0.8499</text:p>
              </table:table-cell>
              <table:table-cell office:value-type="float" office:value="-0.8557">
                <text:p>-0.8557</text:p>
              </table:table-cell>
              <table:table-cell office:value-type="float" office:value="-0.8533">
                <text:p>-0.8533</text:p>
              </table:table-cell>
              <table:table-cell office:value-type="float" office:value="-0.8568">
                <text:p>-0.856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8473">
                <text:p>-0.8473</text:p>
              </table:table-cell>
              <table:table-cell office:value-type="float" office:value="-0.8536">
                <text:p>-0.8536</text:p>
              </table:table-cell>
              <table:table-cell office:value-type="float" office:value="-0.8526">
                <text:p>-0.8526</text:p>
              </table:table-cell>
              <table:table-cell office:value-type="float" office:value="-0.8554">
                <text:p>-0.85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8447">
                <text:p>-0.8447</text:p>
              </table:table-cell>
              <table:table-cell office:value-type="float" office:value="-0.8512">
                <text:p>-0.8512</text:p>
              </table:table-cell>
              <table:table-cell office:value-type="float" office:value="-0.8507">
                <text:p>-0.8507</text:p>
              </table:table-cell>
              <table:table-cell office:value-type="float" office:value="-0.8537">
                <text:p>-0.85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8438">
                <text:p>-0.8438</text:p>
              </table:table-cell>
              <table:table-cell office:value-type="float" office:value="-0.8488">
                <text:p>-0.8488</text:p>
              </table:table-cell>
              <table:table-cell office:value-type="float" office:value="-0.8507">
                <text:p>-0.8507</text:p>
              </table:table-cell>
              <table:table-cell office:value-type="float" office:value="-0.8529">
                <text:p>-0.85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8424">
                <text:p>-0.8424</text:p>
              </table:table-cell>
              <table:table-cell office:value-type="float" office:value="-0.8468">
                <text:p>-0.8468</text:p>
              </table:table-cell>
              <table:table-cell office:value-type="float" office:value="-0.8493">
                <text:p>-0.8493</text:p>
              </table:table-cell>
              <table:table-cell office:value-type="float" office:value="-0.8522">
                <text:p>-0.85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8392">
                <text:p>-0.8392</text:p>
              </table:table-cell>
              <table:table-cell office:value-type="float" office:value="-0.8448">
                <text:p>-0.8448</text:p>
              </table:table-cell>
              <table:table-cell office:value-type="float" office:value="-0.8489">
                <text:p>-0.8489</text:p>
              </table:table-cell>
              <table:table-cell office:value-type="float" office:value="-0.8516">
                <text:p>-0.85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385">
                <text:p>-0.8385</text:p>
              </table:table-cell>
              <table:table-cell office:value-type="float" office:value="-0.8433">
                <text:p>-0.8433</text:p>
              </table:table-cell>
              <table:table-cell office:value-type="float" office:value="-0.8489">
                <text:p>-0.8489</text:p>
              </table:table-cell>
              <table:table-cell office:value-type="float" office:value="-0.8507">
                <text:p>-0.850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8364">
                <text:p>-0.8364</text:p>
              </table:table-cell>
              <table:table-cell office:value-type="float" office:value="-0.842">
                <text:p>-0.842</text:p>
              </table:table-cell>
              <table:table-cell office:value-type="float" office:value="-0.847">
                <text:p>-0.847</text:p>
              </table:table-cell>
              <table:table-cell office:value-type="float" office:value="-0.8499">
                <text:p>-0.84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8363">
                <text:p>-0.8363</text:p>
              </table:table-cell>
              <table:table-cell office:value-type="float" office:value="-0.8407">
                <text:p>-0.8407</text:p>
              </table:table-cell>
              <table:table-cell office:value-type="float" office:value="-0.8461">
                <text:p>-0.8461</text:p>
              </table:table-cell>
              <table:table-cell office:value-type="float" office:value="-0.8493">
                <text:p>-0.84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8345">
                <text:p>-0.8345</text:p>
              </table:table-cell>
              <table:table-cell office:value-type="float" office:value="-0.8392">
                <text:p>-0.8392</text:p>
              </table:table-cell>
              <table:table-cell office:value-type="float" office:value="-0.8461">
                <text:p>-0.8461</text:p>
              </table:table-cell>
              <table:table-cell office:value-type="float" office:value="-0.8489">
                <text:p>-0.848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8336">
                <text:p>-0.8336</text:p>
              </table:table-cell>
              <table:table-cell office:value-type="float" office:value="-0.838">
                <text:p>-0.838</text:p>
              </table:table-cell>
              <table:table-cell office:value-type="float" office:value="-0.8461">
                <text:p>-0.8461</text:p>
              </table:table-cell>
              <table:table-cell office:value-type="float" office:value="-0.8487">
                <text:p>-0.84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8301">
                <text:p>-0.8301</text:p>
              </table:table-cell>
              <table:table-cell office:value-type="float" office:value="-0.8367">
                <text:p>-0.8367</text:p>
              </table:table-cell>
              <table:table-cell office:value-type="float" office:value="-0.8461">
                <text:p>-0.8461</text:p>
              </table:table-cell>
              <table:table-cell office:value-type="float" office:value="-0.8478">
                <text:p>-0.84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8301">
                <text:p>-0.8301</text:p>
              </table:table-cell>
              <table:table-cell office:value-type="float" office:value="-0.8353">
                <text:p>-0.8353</text:p>
              </table:table-cell>
              <table:table-cell office:value-type="float" office:value="-0.8449">
                <text:p>-0.8449</text:p>
              </table:table-cell>
              <table:table-cell office:value-type="float" office:value="-0.8472">
                <text:p>-0.84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8288">
                <text:p>-0.8288</text:p>
              </table:table-cell>
              <table:table-cell office:value-type="float" office:value="-0.8339">
                <text:p>-0.8339</text:p>
              </table:table-cell>
              <table:table-cell office:value-type="float" office:value="-0.8447">
                <text:p>-0.8447</text:p>
              </table:table-cell>
              <table:table-cell office:value-type="float" office:value="-0.8467">
                <text:p>-0.84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8288">
                <text:p>-0.8288</text:p>
              </table:table-cell>
              <table:table-cell office:value-type="float" office:value="-0.8329">
                <text:p>-0.8329</text:p>
              </table:table-cell>
              <table:table-cell office:value-type="float" office:value="-0.8435">
                <text:p>-0.8435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8237">
                <text:p>-0.8237</text:p>
              </table:table-cell>
              <table:table-cell office:value-type="float" office:value="-0.832">
                <text:p>-0.832</text:p>
              </table:table-cell>
              <table:table-cell office:value-type="float" office:value="-0.8435">
                <text:p>-0.8435</text:p>
              </table:table-cell>
              <table:table-cell office:value-type="float" office:value="-0.8454">
                <text:p>-0.8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237">
                <text:p>-0.8237</text:p>
              </table:table-cell>
              <table:table-cell office:value-type="float" office:value="-0.8311">
                <text:p>-0.8311</text:p>
              </table:table-cell>
              <table:table-cell office:value-type="float" office:value="-0.8435">
                <text:p>-0.8435</text:p>
              </table:table-cell>
              <table:table-cell office:value-type="float" office:value="-0.8452">
                <text:p>-0.84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237">
                <text:p>-0.8237</text:p>
              </table:table-cell>
              <table:table-cell office:value-type="float" office:value="-0.83">
                <text:p>-0.83</text:p>
              </table:table-cell>
              <table:table-cell office:value-type="float" office:value="-0.8435">
                <text:p>-0.8435</text:p>
              </table:table-cell>
              <table:table-cell office:value-type="float" office:value="-0.845">
                <text:p>-0.8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237">
                <text:p>-0.8237</text:p>
              </table:table-cell>
              <table:table-cell office:value-type="float" office:value="-0.829">
                <text:p>-0.829</text:p>
              </table:table-cell>
              <table:table-cell office:value-type="float" office:value="-0.8434">
                <text:p>-0.8434</text:p>
              </table:table-cell>
              <table:table-cell office:value-type="float" office:value="-0.8447">
                <text:p>-0.844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823">
                <text:p>-0.823</text:p>
              </table:table-cell>
              <table:table-cell office:value-type="float" office:value="-0.8281">
                <text:p>-0.8281</text:p>
              </table:table-cell>
              <table:table-cell office:value-type="float" office:value="-0.8434">
                <text:p>-0.8434</text:p>
              </table:table-cell>
              <table:table-cell office:value-type="float" office:value="-0.8446">
                <text:p>-0.84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823">
                <text:p>-0.823</text:p>
              </table:table-cell>
              <table:table-cell office:value-type="float" office:value="-0.8275">
                <text:p>-0.8275</text:p>
              </table:table-cell>
              <table:table-cell office:value-type="float" office:value="-0.8431">
                <text:p>-0.8431</text:p>
              </table:table-cell>
              <table:table-cell office:value-type="float" office:value="-0.8443">
                <text:p>-0.84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823">
                <text:p>-0.823</text:p>
              </table:table-cell>
              <table:table-cell office:value-type="float" office:value="-0.8267">
                <text:p>-0.8267</text:p>
              </table:table-cell>
              <table:table-cell office:value-type="float" office:value="-0.8431">
                <text:p>-0.8431</text:p>
              </table:table-cell>
              <table:table-cell office:value-type="float" office:value="-0.8441">
                <text:p>-0.84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23">
                <text:p>-0.823</text:p>
              </table:table-cell>
              <table:table-cell office:value-type="float" office:value="-0.826">
                <text:p>-0.826</text:p>
              </table:table-cell>
              <table:table-cell office:value-type="float" office:value="-0.8431">
                <text:p>-0.8431</text:p>
              </table:table-cell>
              <table:table-cell office:value-type="float" office:value="-0.8441">
                <text:p>-0.844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8218">
                <text:p>-0.8218</text:p>
              </table:table-cell>
              <table:table-cell office:value-type="float" office:value="-0.8253">
                <text:p>-0.8253</text:p>
              </table:table-cell>
              <table:table-cell office:value-type="float" office:value="-0.8425">
                <text:p>-0.8425</text:p>
              </table:table-cell>
              <table:table-cell office:value-type="float" office:value="-0.8438">
                <text:p>-0.84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8191">
                <text:p>-0.8191</text:p>
              </table:table-cell>
              <table:table-cell office:value-type="float" office:value="-0.8246">
                <text:p>-0.8246</text:p>
              </table:table-cell>
              <table:table-cell office:value-type="float" office:value="-0.8425">
                <text:p>-0.8425</text:p>
              </table:table-cell>
              <table:table-cell office:value-type="float" office:value="-0.8437">
                <text:p>-0.843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8191">
                <text:p>-0.8191</text:p>
              </table:table-cell>
              <table:table-cell office:value-type="float" office:value="-0.8243">
                <text:p>-0.8243</text:p>
              </table:table-cell>
              <table:table-cell office:value-type="float" office:value="-0.8423">
                <text:p>-0.8423</text:p>
              </table:table-cell>
              <table:table-cell office:value-type="float" office:value="-0.8436">
                <text:p>-0.84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8191">
                <text:p>-0.8191</text:p>
              </table:table-cell>
              <table:table-cell office:value-type="float" office:value="-0.8236">
                <text:p>-0.8236</text:p>
              </table:table-cell>
              <table:table-cell office:value-type="float" office:value="-0.8423">
                <text:p>-0.8423</text:p>
              </table:table-cell>
              <table:table-cell office:value-type="float" office:value="-0.8435">
                <text:p>-0.843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8191">
                <text:p>-0.8191</text:p>
              </table:table-cell>
              <table:table-cell office:value-type="float" office:value="-0.8232">
                <text:p>-0.8232</text:p>
              </table:table-cell>
              <table:table-cell office:value-type="float" office:value="-0.8423">
                <text:p>-0.8423</text:p>
              </table:table-cell>
              <table:table-cell office:value-type="float" office:value="-0.8433">
                <text:p>-0.84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8191">
                <text:p>-0.8191</text:p>
              </table:table-cell>
              <table:table-cell office:value-type="float" office:value="-0.8228">
                <text:p>-0.8228</text:p>
              </table:table-cell>
              <table:table-cell office:value-type="float" office:value="-0.8414">
                <text:p>-0.8414</text:p>
              </table:table-cell>
              <table:table-cell office:value-type="float" office:value="-0.8431">
                <text:p>-0.843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8191">
                <text:p>-0.8191</text:p>
              </table:table-cell>
              <table:table-cell office:value-type="float" office:value="-0.8223">
                <text:p>-0.8223</text:p>
              </table:table-cell>
              <table:table-cell office:value-type="float" office:value="-0.8414">
                <text:p>-0.8414</text:p>
              </table:table-cell>
              <table:table-cell office:value-type="float" office:value="-0.8429">
                <text:p>-0.84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185">
                <text:p>-0.8185</text:p>
              </table:table-cell>
              <table:table-cell office:value-type="float" office:value="-0.8217">
                <text:p>-0.8217</text:p>
              </table:table-cell>
              <table:table-cell office:value-type="float" office:value="-0.8414">
                <text:p>-0.8414</text:p>
              </table:table-cell>
              <table:table-cell office:value-type="float" office:value="-0.8429">
                <text:p>-0.842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0.8183">
                <text:p>-0.8183</text:p>
              </table:table-cell>
              <table:table-cell office:value-type="float" office:value="-0.8209">
                <text:p>-0.8209</text:p>
              </table:table-cell>
              <table:table-cell office:value-type="float" office:value="-0.8414">
                <text:p>-0.8414</text:p>
              </table:table-cell>
              <table:table-cell office:value-type="float" office:value="-0.8428">
                <text:p>-0.84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8157">
                <text:p>-0.8157</text:p>
              </table:table-cell>
              <table:table-cell office:value-type="float" office:value="-0.82">
                <text:p>-0.82</text:p>
              </table:table-cell>
              <table:table-cell office:value-type="float" office:value="-0.8414">
                <text:p>-0.8414</text:p>
              </table:table-cell>
              <table:table-cell office:value-type="float" office:value="-0.8427">
                <text:p>-0.842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0.8157">
                <text:p>-0.8157</text:p>
              </table:table-cell>
              <table:table-cell office:value-type="float" office:value="-0.8192">
                <text:p>-0.8192</text:p>
              </table:table-cell>
              <table:table-cell office:value-type="float" office:value="-0.8414">
                <text:p>-0.8414</text:p>
              </table:table-cell>
              <table:table-cell office:value-type="float" office:value="-0.8426">
                <text:p>-0.84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8148">
                <text:p>-0.8148</text:p>
              </table:table-cell>
              <table:table-cell office:value-type="float" office:value="-0.8184">
                <text:p>-0.8184</text:p>
              </table:table-cell>
              <table:table-cell office:value-type="float" office:value="-0.8414">
                <text:p>-0.8414</text:p>
              </table:table-cell>
              <table:table-cell office:value-type="float" office:value="-0.8425">
                <text:p>-0.842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0.8145">
                <text:p>-0.8145</text:p>
              </table:table-cell>
              <table:table-cell office:value-type="float" office:value="-0.8179">
                <text:p>-0.8179</text:p>
              </table:table-cell>
              <table:table-cell office:value-type="float" office:value="-0.8414">
                <text:p>-0.8414</text:p>
              </table:table-cell>
              <table:table-cell office:value-type="float" office:value="-0.8425">
                <text:p>-0.84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145">
                <text:p>-0.8145</text:p>
              </table:table-cell>
              <table:table-cell office:value-type="float" office:value="-0.8173">
                <text:p>-0.8173</text:p>
              </table:table-cell>
              <table:table-cell office:value-type="float" office:value="-0.8409">
                <text:p>-0.8409</text:p>
              </table:table-cell>
              <table:table-cell office:value-type="float" office:value="-0.8423">
                <text:p>-0.842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0.8136">
                <text:p>-0.8136</text:p>
              </table:table-cell>
              <table:table-cell office:value-type="float" office:value="-0.8165">
                <text:p>-0.8165</text:p>
              </table:table-cell>
              <table:table-cell office:value-type="float" office:value="-0.8409">
                <text:p>-0.8409</text:p>
              </table:table-cell>
              <table:table-cell office:value-type="float" office:value="-0.8422">
                <text:p>-0.84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8136">
                <text:p>-0.8136</text:p>
              </table:table-cell>
              <table:table-cell office:value-type="float" office:value="-0.8159">
                <text:p>-0.8159</text:p>
              </table:table-cell>
              <table:table-cell office:value-type="float" office:value="-0.8399">
                <text:p>-0.8399</text:p>
              </table:table-cell>
              <table:table-cell office:value-type="float" office:value="-0.8421">
                <text:p>-0.842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0.8136">
                <text:p>-0.8136</text:p>
              </table:table-cell>
              <table:table-cell office:value-type="float" office:value="-0.8156">
                <text:p>-0.8156</text:p>
              </table:table-cell>
              <table:table-cell office:value-type="float" office:value="-0.8399">
                <text:p>-0.8399</text:p>
              </table:table-cell>
              <table:table-cell office:value-type="float" office:value="-0.8419">
                <text:p>-0.841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8127">
                <text:p>-0.8127</text:p>
              </table:table-cell>
              <table:table-cell office:value-type="float" office:value="-0.815">
                <text:p>-0.815</text:p>
              </table:table-cell>
              <table:table-cell office:value-type="float" office:value="-0.8399">
                <text:p>-0.8399</text:p>
              </table:table-cell>
              <table:table-cell office:value-type="float" office:value="-0.8419">
                <text:p>-0.841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0.8124">
                <text:p>-0.8124</text:p>
              </table:table-cell>
              <table:table-cell office:value-type="float" office:value="-0.8144">
                <text:p>-0.8144</text:p>
              </table:table-cell>
              <table:table-cell office:value-type="float" office:value="-0.8399">
                <text:p>-0.8399</text:p>
              </table:table-cell>
              <table:table-cell office:value-type="float" office:value="-0.8417">
                <text:p>-0.84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8116">
                <text:p>-0.8116</text:p>
              </table:table-cell>
              <table:table-cell office:value-type="float" office:value="-0.8138">
                <text:p>-0.8138</text:p>
              </table:table-cell>
              <table:table-cell office:value-type="float" office:value="-0.8399">
                <text:p>-0.8399</text:p>
              </table:table-cell>
              <table:table-cell office:value-type="float" office:value="-0.8416">
                <text:p>-0.841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0.8105">
                <text:p>-0.8105</text:p>
              </table:table-cell>
              <table:table-cell office:value-type="float" office:value="-0.8132">
                <text:p>-0.8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8105">
                <text:p>-0.8105</text:p>
              </table:table-cell>
              <table:table-cell office:value-type="float" office:value="-0.8128">
                <text:p>-0.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0.8101">
                <text:p>-0.8101</text:p>
              </table:table-cell>
              <table:table-cell office:value-type="float" office:value="-0.8122">
                <text:p>-0.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809">
                <text:p>-0.809</text:p>
              </table:table-cell>
              <table:table-cell office:value-type="float" office:value="-0.8113">
                <text:p>-0.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0.809">
                <text:p>-0.809</text:p>
              </table:table-cell>
              <table:table-cell office:value-type="float" office:value="-0.8105">
                <text:p>-0.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085">
                <text:p>-0.8085</text:p>
              </table:table-cell>
              <table:table-cell office:value-type="float" office:value="-0.8098">
                <text:p>-0.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0.8077">
                <text:p>-0.8077</text:p>
              </table:table-cell>
              <table:table-cell office:value-type="float" office:value="-0.8091">
                <text:p>-0.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8071">
                <text:p>-0.8071</text:p>
              </table:table-cell>
              <table:table-cell office:value-type="float" office:value="-0.8084">
                <text:p>-0.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0.8064">
                <text:p>-0.8064</text:p>
              </table:table-cell>
              <table:table-cell office:value-type="float" office:value="-0.8078">
                <text:p>-0.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06">
                <text:p>-0.806</text:p>
              </table:table-cell>
              <table:table-cell office:value-type="float" office:value="-0.8071">
                <text:p>-0.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0.8053">
                <text:p>-0.8053</text:p>
              </table:table-cell>
              <table:table-cell office:value-type="float" office:value="-0.8063">
                <text:p>-0.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8042">
                <text:p>-0.8042</text:p>
              </table:table-cell>
              <table:table-cell office:value-type="float" office:value="-0.8053">
                <text:p>-0.8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0.8037">
                <text:p>-0.8037</text:p>
              </table:table-cell>
              <table:table-cell office:value-type="float" office:value="-0.8044">
                <text:p>-0.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8032">
                <text:p>-0.8032</text:p>
              </table:table-cell>
              <table:table-cell office:value-type="float" office:value="-0.8038">
                <text:p>-0.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0.8028">
                <text:p>-0.8028</text:p>
              </table:table-cell>
              <table:table-cell office:value-type="float" office:value="-0.8033">
                <text:p>-0.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8025">
                <text:p>-0.8025</text:p>
              </table:table-cell>
              <table:table-cell office:value-type="float" office:value="-0.8029">
                <text:p>-0.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